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41" style:family="table">
      <style:table-properties style:width="7.784cm" table:align="left"/>
    </style:style>
    <style:style style:name="Tabell41.A" style:family="table-column">
      <style:table-column-properties style:column-width="1.584cm"/>
    </style:style>
    <style:style style:name="Tabell41.B" style:family="table-column">
      <style:table-column-properties style:column-width="6.2cm"/>
    </style:style>
    <style:style style:name="Tabell41.A1" style:family="table-cell">
      <style:table-cell-properties style:vertical-align="middle" fo:padding="0.049cm" fo:border="none"/>
    </style:style>
    <style:style style:name="Tabell42" style:family="table">
      <style:table-properties style:width="15.812cm" table:align="left"/>
    </style:style>
    <style:style style:name="Tabell42.A" style:family="table-column">
      <style:table-column-properties style:column-width="4.255cm"/>
    </style:style>
    <style:style style:name="Tabell42.B" style:family="table-column">
      <style:table-column-properties style:column-width="11.557cm"/>
    </style:style>
    <style:style style:name="Tabell42.A1" style:family="table-cell">
      <style:table-cell-properties style:vertical-align="middle" fo:padding="0.049cm" fo:border="none"/>
    </style:style>
    <style:style style:name="Tabell43" style:family="table">
      <style:table-properties style:width="12.353cm" table:align="left"/>
    </style:style>
    <style:style style:name="Tabell43.A" style:family="table-column">
      <style:table-column-properties style:column-width="1.584cm"/>
    </style:style>
    <style:style style:name="Tabell43.B" style:family="table-column">
      <style:table-column-properties style:column-width="10.769cm"/>
    </style:style>
    <style:style style:name="Tabell43.A1" style:family="table-cell">
      <style:table-cell-properties style:vertical-align="middle" fo:padding="0.049cm" fo:border="none"/>
    </style:style>
    <style:style style:name="Tabell44" style:family="table">
      <style:table-properties style:width="17cm" table:align="left"/>
    </style:style>
    <style:style style:name="Tabell44.A" style:family="table-column">
      <style:table-column-properties style:column-width="3.403cm"/>
    </style:style>
    <style:style style:name="Tabell44.B" style:family="table-column">
      <style:table-column-properties style:column-width="13.598cm"/>
    </style:style>
    <style:style style:name="Tabell44.A1" style:family="table-cell">
      <style:table-cell-properties style:vertical-align="middle" fo:padding="0.049cm" fo:border="none"/>
    </style:style>
    <style:style style:name="Tabell45" style:family="table">
      <style:table-properties style:width="17cm" table:align="left"/>
    </style:style>
    <style:style style:name="Tabell45.A" style:family="table-column">
      <style:table-column-properties style:column-width="3.235cm"/>
    </style:style>
    <style:style style:name="Tabell45.B" style:family="table-column">
      <style:table-column-properties style:column-width="6.062cm"/>
    </style:style>
    <style:style style:name="Tabell45.C" style:family="table-column">
      <style:table-column-properties style:column-width="7.703cm"/>
    </style:style>
    <style:style style:name="Tabell45.A1" style:family="table-cell">
      <style:table-cell-properties style:vertical-align="middle" fo:padding="0.049cm" fo:border="none"/>
    </style:style>
    <style:style style:name="Tabell46" style:family="table">
      <style:table-properties style:width="11.822cm" table:align="left"/>
    </style:style>
    <style:style style:name="Tabell46.A" style:family="table-column">
      <style:table-column-properties style:column-width="1.812cm"/>
    </style:style>
    <style:style style:name="Tabell46.B" style:family="table-column">
      <style:table-column-properties style:column-width="10.01cm"/>
    </style:style>
    <style:style style:name="Tabell46.A1" style:family="table-cell">
      <style:table-cell-properties style:vertical-align="middle" fo:padding="0.049cm" fo:border="none"/>
    </style:style>
    <style:style style:name="P1" style:family="paragraph" style:parent-style-name="Heading_20_5">
      <style:text-properties officeooo:paragraph-rsid="001752e2"/>
    </style:style>
    <style:style style:name="P2" style:family="paragraph" style:parent-style-name="Text_20_body">
      <style:text-properties officeooo:paragraph-rsid="001752e2"/>
    </style:style>
    <style:style style:name="P3" style:family="paragraph" style:parent-style-name="Heading_20_6">
      <style:text-properties officeooo:paragraph-rsid="001752e2"/>
    </style:style>
    <style:style style:name="P4" style:family="paragraph" style:parent-style-name="Horizontal_20_Line">
      <style:text-properties officeooo:paragraph-rsid="001752e2"/>
    </style:style>
    <style:style style:name="P5" style:family="paragraph" style:parent-style-name="Heading_20_2">
      <style:text-properties officeooo:paragraph-rsid="001752e2"/>
    </style:style>
    <style:style style:name="P6" style:family="paragraph" style:parent-style-name="Heading_20_3">
      <style:text-properties officeooo:paragraph-rsid="001752e2"/>
    </style:style>
    <style:style style:name="P7" style:family="paragraph" style:parent-style-name="Text_20_body" style:list-style-name="L1">
      <style:text-properties officeooo:paragraph-rsid="001752e2"/>
    </style:style>
    <style:style style:name="P8" style:family="paragraph" style:parent-style-name="Text_20_body" style:list-style-name="L2">
      <style:text-properties officeooo:paragraph-rsid="001752e2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752e2"/>
    </style:style>
    <style:style style:name="P10" style:family="paragraph" style:parent-style-name="Preformatted_20_Text">
      <style:paragraph-properties style:writing-mode="lr-tb"/>
      <style:text-properties officeooo:paragraph-rsid="001752e2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officeooo:paragraph-rsid="001752e2"/>
    </style:style>
    <style:style style:name="P12" style:family="paragraph" style:parent-style-name="Table_20_Heading">
      <style:text-properties officeooo:paragraph-rsid="001752e2"/>
    </style:style>
    <style:style style:name="P13" style:family="paragraph" style:parent-style-name="Table_20_Contents">
      <style:text-properties officeooo:paragraph-rsid="001752e2"/>
    </style:style>
    <style:style style:name="P14" style:family="paragraph" style:parent-style-name="Text_20_body" style:list-style-name="L3">
      <style:text-properties officeooo:paragraph-rsid="001752e2"/>
    </style:style>
    <style:style style:name="P15" style:family="paragraph" style:parent-style-name="Text_20_body" style:list-style-name="L4">
      <style:text-properties officeooo:paragraph-rsid="001752e2"/>
    </style:style>
    <style:style style:name="P16" style:family="paragraph" style:parent-style-name="Text_20_body" style:list-style-name="L5">
      <style:text-properties officeooo:paragraph-rsid="001752e2"/>
    </style:style>
    <style:style style:name="P17" style:family="paragraph" style:parent-style-name="Text_20_body" style:list-style-name="L6">
      <style:text-properties officeooo:paragraph-rsid="001752e2"/>
    </style:style>
    <style:style style:name="P18" style:family="paragraph" style:parent-style-name="Text_20_body" style:list-style-name="L7">
      <style:text-properties officeooo:paragraph-rsid="001752e2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752e2"/>
    </style:style>
    <style:style style:name="P20" style:family="paragraph" style:parent-style-name="Text_20_body" style:list-style-name="L8">
      <style:text-properties officeooo:paragraph-rsid="001752e2"/>
    </style:style>
    <style:style style:name="P21" style:family="paragraph" style:parent-style-name="Text_20_body" style:list-style-name="L9">
      <style:text-properties officeooo:paragraph-rsid="001752e2"/>
    </style:style>
    <style:style style:name="P22" style:family="paragraph" style:parent-style-name="Text_20_body" style:list-style-name="L10">
      <style:text-properties officeooo:paragraph-rsid="001752e2"/>
    </style:style>
    <style:style style:name="P23" style:family="paragraph" style:parent-style-name="Text_20_body" style:list-style-name="L11">
      <style:text-properties officeooo:paragraph-rsid="001752e2"/>
    </style:style>
    <style:style style:name="P24" style:family="paragraph" style:parent-style-name="Text_20_body" style:list-style-name="L12">
      <style:text-properties officeooo:paragraph-rsid="001752e2"/>
    </style:style>
    <style:style style:name="P25" style:family="paragraph" style:parent-style-name="Text_20_body" style:list-style-name="L13">
      <style:text-properties officeooo:paragraph-rsid="001752e2"/>
    </style:style>
    <style:style style:name="P26" style:family="paragraph" style:parent-style-name="Quotations">
      <style:text-properties officeooo:paragraph-rsid="001752e2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752e2"/>
    </style:style>
    <style:style style:name="P28" style:family="paragraph" style:parent-style-name="Text_20_body" style:list-style-name="L14">
      <style:text-properties officeooo:paragraph-rsid="001752e2"/>
    </style:style>
    <style:style style:name="P29" style:family="paragraph" style:parent-style-name="Text_20_body" style:list-style-name="L15">
      <style:text-properties officeooo:paragraph-rsid="001752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Du sade:</text:h>
      <text:p text:style-name="P2">kanske det blir i version v1,1, bättre få hub klar o annat, vill få klar webshoppen också template</text:p>
      <text:h text:style-name="P3" text:outline-level="6">Code GPT sade:</text:h>
      <text:p text:style-name="P2">Det låter som en väldigt klok prioritering — gör klart <text:span text:style-name="Strong_20_Emphasis">Hubben</text:span> och <text:span text:style-name="Strong_20_Emphasis">webbshopen</text:span> innan du börjar lägga på mer 3D-funktioner.<text:line-break/>Då får du en stabil “v1.0-plattform” som du kan sälja, testa och vidareutveckla utan att behöva röra kärnan.</text:p>
      <text:p text:style-name="P2">Så här är ett förslag på din <text:span text:style-name="Strong_20_Emphasis">nästa sprintplan</text:span>, tydligt uppdelad:</text:p>
      <text:p text:style-name="P4"/>
      <text:h text:style-name="P5" text:outline-level="2">🧩 <text:span text:style-name="Strong_20_Emphasis">Sprint: BrainForce v1.0 Stabilisering</text:span></text:h>
      <text:h text:style-name="P6" text:outline-level="3">1. ✅ Hubben (lokal + licensstyrd)</text:h>
      <text:p text:style-name="P2"><text:span text:style-name="Strong_20_Emphasis">Mål:</text:span> Körbar på egen SSD, full push/pull och token-autentisering.</text:p>
      <text:p text:style-name="P2"><text:span text:style-name="Strong_20_Emphasis">Delar som återstår:</text:span></text:p>
      <text:list text:style-name="L1">
        <text:list-item>
          <text:p text:style-name="P7">GitHub-autentisering (OAuth + token_store.json)</text:p>
        </text:list-item>
        <text:list-item>
          <text:p text:style-name="P7">push/pull-funktion i <text:span text:style-name="Source_20_Text">github_router.py</text:span></text:p>
        </text:list-item>
        <text:list-item>
          <text:p text:style-name="P7">UI-flik “Integration Hub” i panelen</text:p>
        </text:list-item>
        <text:list-item>
          <text:p text:style-name="P7">loggning och versionsrapport</text:p>
        </text:list-item>
      </text:list>
      <text:p text:style-name="P2">➡️ När den är klar kan hjärnan synka kod och manifest automatiskt.</text:p>
      <text:p text:style-name="P4"/>
      <text:h text:style-name="P6" text:outline-level="3">2. 💼 Webshop / Portal (Microsoft-stil)</text:h>
      <text:p text:style-name="P2"><text:span text:style-name="Strong_20_Emphasis">Mål:</text:span> En professionell Next.js-template i samma visuella språk som din kontrollpanel.</text:p>
      <text:p text:style-name="P2"><text:span text:style-name="Strong_20_Emphasis">Delar som ingår:</text:span></text:p>
      <text:list text:style-name="L2">
        <text:list-item>
          <text:p text:style-name="P8">Startsektion med de två ståldörrarna (futuristisk 3D-portal).</text:p>
        </text:list-item>
        <text:list-item>
          <text:p text:style-name="P8">8 dörrar/ingångar till olika moduler (AI, VR, Hub, Licenser, Support, etc.).</text:p>
        </text:list-item>
        <text:list-item>
          <text:p text:style-name="P8">Butikssektion med kort för varje licensnivå (Lite, Pro, Enterprise, Master).</text:p>
        </text:list-item>
        <text:list-item>
          <text:p text:style-name="P8">Checkout-flöde (börja med mock / lokalt test-API).</text:p>
        </text:list-item>
      </text:list>
      <text:p text:style-name="P2"><text:span text:style-name="Strong_20_Emphasis">Teknisk grund:</text:span></text:p>
      <text:p text:style-name="P9"><text:span text:style-name="Source_20_Text">Next.js 14 + TailwindCSS</text:span></text:p>
      <text:p text:style-name="P10"><text:span text:style-name="Source_20_Text">Framer Motion (animationer)</text:span></text:p>
      <text:p text:style-name="P11"><text:span text:style-name="Source_20_Text">Stripe / Swish / mock checkout</text:span></text:p>
      <text:p text:style-name="P4"/>
      <text:h text:style-name="P6" text:outline-level="3"><text:soft-page-break/>3. 🧠 Manifest-integration i butik</text:h>
      <text:p text:style-name="P2">När kunden köper t.ex. <text:span text:style-name="Emphasis">Pro</text:span>, genereras en ny <text:span text:style-name="Source_20_Text">brainforce_config.json</text:span><text:line-break/>med rätt licensnivå → hämtas av panelen nästa gång BrainForce startar.</text:p>
      <text:p text:style-name="P4"/>
      <text:h text:style-name="P6" text:outline-level="3">4. 🧾 Versionsplan</text:h>
      <table:table table:name="Tabell41" table:style-name="Tabell41">
        <table:table-column table:style-name="Tabell41.A"/>
        <table:table-column table:style-name="Tabell41.B"/>
        <table:table-header-rows>
          <table:table-row>
            <table:table-cell table:style-name="Tabell41.A1" office:value-type="string">
              <text:p text:style-name="P12">Version</text:p>
            </table:table-cell>
            <table:table-cell table:style-name="Tabell41.A1" office:value-type="string">
              <text:p text:style-name="P12">Fokus</text:p>
            </table:table-cell>
          </table:table-row>
        </table:table-header-rows>
        <table:table-row>
          <table:table-cell table:style-name="Tabell41.A1" office:value-type="string">
            <text:p text:style-name="P13"><text:span text:style-name="Strong_20_Emphasis">v1.0</text:span></text:p>
          </table:table-cell>
          <table:table-cell table:style-name="Tabell41.A1" office:value-type="string">
            <text:p text:style-name="P13">Hub klar, Manifest klart, Shop klar</text:p>
          </table:table-cell>
        </table:table-row>
        <table:table-row>
          <table:table-cell table:style-name="Tabell41.A1" office:value-type="string">
            <text:p text:style-name="P13"><text:span text:style-name="Strong_20_Emphasis">v1.1</text:span></text:p>
          </table:table-cell>
          <table:table-cell table:style-name="Tabell41.A1" office:value-type="string">
            <text:p text:style-name="P13">3D-avatarer &amp; rörelser per roll</text:p>
          </table:table-cell>
        </table:table-row>
        <table:table-row>
          <table:table-cell table:style-name="Tabell41.A1" office:value-type="string">
            <text:p text:style-name="P13"><text:span text:style-name="Strong_20_Emphasis">v1.2</text:span></text:p>
          </table:table-cell>
          <table:table-cell table:style-name="Tabell41.A1" office:value-type="string">
            <text:p text:style-name="P13">VR-värld &amp; teleportering</text:p>
          </table:table-cell>
        </table:table-row>
        <table:table-row>
          <table:table-cell table:style-name="Tabell41.A1" office:value-type="string">
            <text:p text:style-name="P13"><text:span text:style-name="Strong_20_Emphasis">v1.3</text:span></text:p>
          </table:table-cell>
          <table:table-cell table:style-name="Tabell41.A1" office:value-type="string">
            <text:p text:style-name="P13">Cloud sync + Multi-AI scaling</text:p>
          </table:table-cell>
        </table:table-row>
      </table:table>
      <text:p text:style-name="P4"/>
      <text:p text:style-name="P2">Om du vill kan jag börja <text:span text:style-name="Strong_20_Emphasis">bygga butikstemplaten</text:span> (Next.js + Tailwind) åt dig nu, med Microsoft-lik stil,<text:line-break/>så du får ett körbart skelett direkt att bygga vidare på.</text:p>
      <text:p text:style-name="P2">Vill du att jag sätter upp <text:span text:style-name="Strong_20_Emphasis">grundstrukturen för webshoppen (v1.0)</text:span> nu?</text:p>
      <text:h text:style-name="P1" text:outline-level="5">Du sade:</text:h>
      <text:p text:style-name="P2">webshoppen ska bli helt standalone också o ha microsoft 365 mesd white cards, med lite mer skugga för flyteffekt, idag kanske ca 1-2 px, vill llyftq mer kanske 5-6 px</text:p>
      <text:h text:style-name="P3" text:outline-level="6">Code GPT sade:</text:h>
      <text:p text:style-name="P2">Det är helt rätt tänkt 🎯</text:p>
      <text:p text:style-name="P2">Att göra <text:span text:style-name="Strong_20_Emphasis">webbshopen som en helt fristående app</text:span> (standalone) är precis hur du vill ha det — då kan den:</text:p>
      <text:list text:style-name="L3">
        <text:list-item>
          <text:p text:style-name="P14">köras på egen domän,</text:p>
        </text:list-item>
        <text:list-item>
          <text:p text:style-name="P14">sälja BrainForce-produkter separat,</text:p>
        </text:list-item>
        <text:list-item>
          <text:p text:style-name="P14">integreras med licenssystemet via API,</text:p>
        </text:list-item>
        <text:list-item>
          <text:p text:style-name="P14">och ändå följa exakt samma <text:span text:style-name="Strong_20_Emphasis">Microsoft 365-designspråk</text:span> du gillar.</text:p>
        </text:list-item>
      </text:list>
      <text:p text:style-name="P2">Och den där justeringen med <text:span text:style-name="Strong_20_Emphasis">mer skugga (5–6px)</text:span> för att ge djup i korten — helt perfekt för att få en modern, “floating” känsla.</text:p>
      <text:p text:style-name="P4"/>
      <text:h text:style-name="P5" text:outline-level="2">🏗️ Plan för <text:span text:style-name="Strong_20_Emphasis">BrainForce Webshop v1.0</text:span></text:h>
      <text:h text:style-name="P6" text:outline-level="3">⚙️ Plattform</text:h>
      <text:p text:style-name="P9"><text:span text:style-name="Source_20_Text">Framework: Next.js 14</text:span></text:p>
      <text:p text:style-name="P10"><text:span text:style-name="Source_20_Text">Styling: TailwindCSS</text:span></text:p>
      <text:p text:style-name="P10"><text:span text:style-name="Source_20_Text">Animationer: Framer Motion</text:span></text:p>
      <text:p text:style-name="P10"><text:span text:style-name="Source_20_Text">UI-komponenter: White-cards Microsoft-stil</text:span></text:p>
      <text:p text:style-name="P11"><text:span text:style-name="Source_20_Text">Checkout: Mock (sen Stripe / Swish)</text:span></text:p>
      <text:p text:style-name="P4"/>
      <text:h text:style-name="P6" text:outline-level="3"><text:soft-page-break/>🧩 Struktur</text:h>
      <text:p text:style-name="P9"><text:span text:style-name="Source_20_Text">/brainforce_shop/</text:span></text:p>
      <text:p text:style-name="P10"><text:span text:style-name="Source_20_Text">├── pages/</text:span></text:p>
      <text:p text:style-name="P10"><text:span text:style-name="Source_20_Text">│ <text:s text:c="2"/>├── index.tsx <text:s text:c="14"/># startsida (stålport)</text:span></text:p>
      <text:p text:style-name="P10"><text:span text:style-name="Source_20_Text">│ <text:s text:c="2"/>├── store.tsx <text:s text:c="14"/># butiken (white cards)</text:span></text:p>
      <text:p text:style-name="P10"><text:span text:style-name="Source_20_Text">│ <text:s text:c="2"/>├── checkout.tsx <text:s text:c="11"/># betalningsflöde</text:span></text:p>
      <text:p text:style-name="P10"><text:span text:style-name="Source_20_Text">│ <text:s text:c="2"/>└── success.tsx <text:s text:c="12"/># bekräftelse</text:span></text:p>
      <text:p text:style-name="P10"><text:span text:style-name="Source_20_Text">├── components/</text:span></text:p>
      <text:p text:style-name="P10"><text:span text:style-name="Source_20_Text">│ <text:s text:c="2"/>├── ProductCard.tsx</text:span></text:p>
      <text:p text:style-name="P10"><text:span text:style-name="Source_20_Text">│ <text:s text:c="2"/>├── Navbar.tsx</text:span></text:p>
      <text:p text:style-name="P10"><text:span text:style-name="Source_20_Text">│ <text:s text:c="2"/>├── Footer.tsx</text:span></text:p>
      <text:p text:style-name="P10"><text:span text:style-name="Source_20_Text">│ <text:s text:c="2"/>├── DoorScene.tsx <text:s text:c="10"/># 3D-animerade ståldörrar</text:span></text:p>
      <text:p text:style-name="P10"><text:span text:style-name="Source_20_Text">│ <text:s text:c="2"/>└── HeroSection.tsx</text:span></text:p>
      <text:p text:style-name="P10"><text:span text:style-name="Source_20_Text">├── public/</text:span></text:p>
      <text:p text:style-name="P10"><text:span text:style-name="Source_20_Text">│ <text:s text:c="2"/>├── logo.svg</text:span></text:p>
      <text:p text:style-name="P10"><text:span text:style-name="Source_20_Text">│ <text:s text:c="2"/>└── hero-bg.webp</text:span></text:p>
      <text:p text:style-name="P10"><text:span text:style-name="Source_20_Text">├── styles/</text:span></text:p>
      <text:p text:style-name="P10"><text:span text:style-name="Source_20_Text">│ <text:s text:c="2"/>└── globals.css</text:span></text:p>
      <text:p text:style-name="P11"><text:span text:style-name="Source_20_Text">└── next.config.js</text:span></text:p>
      <text:p text:style-name="P4"/>
      <text:h text:style-name="P6" text:outline-level="3">🎨 Designprinciper (Microsoft 365-stil + din twist)</text:h>
      <table:table table:name="Tabell42" table:style-name="Tabell42">
        <table:table-column table:style-name="Tabell42.A"/>
        <table:table-column table:style-name="Tabell42.B"/>
        <table:table-header-rows>
          <table:table-row>
            <table:table-cell table:style-name="Tabell42.A1" office:value-type="string">
              <text:p text:style-name="P12">Element</text:p>
            </table:table-cell>
            <table:table-cell table:style-name="Tabell42.A1" office:value-type="string">
              <text:p text:style-name="P12">Design</text:p>
            </table:table-cell>
          </table:table-row>
        </table:table-header-rows>
        <table:table-row>
          <table:table-cell table:style-name="Tabell42.A1" office:value-type="string">
            <text:p text:style-name="P13"><text:span text:style-name="Strong_20_Emphasis">Bakgrund</text:span></text:p>
          </table:table-cell>
          <table:table-cell table:style-name="Tabell42.A1" office:value-type="string">
            <text:p text:style-name="P13">Ljust grå (#f8f9fb) eller vitt med subtil gradient</text:p>
          </table:table-cell>
        </table:table-row>
        <table:table-row>
          <table:table-cell table:style-name="Tabell42.A1" office:value-type="string">
            <text:p text:style-name="P13"><text:span text:style-name="Strong_20_Emphasis">Kort (cards)</text:span></text:p>
          </table:table-cell>
          <table:table-cell table:style-name="Tabell42.A1" office:value-type="string">
            <text:p text:style-name="P13">Vita, rundade hörn (12–16px)</text:p>
          </table:table-cell>
        </table:table-row>
        <table:table-row>
          <table:table-cell table:style-name="Tabell42.A1" office:value-type="string">
            <text:p text:style-name="P13"><text:span text:style-name="Strong_20_Emphasis">Skugga (din justering)</text:span></text:p>
          </table:table-cell>
          <table:table-cell table:style-name="Tabell42.A1" office:value-type="string">
            <text:p text:style-name="P13"><text:span text:style-name="Source_20_Text">box-shadow: 0 6px 12px rgba(0,0,0,0.08)</text:span></text:p>
          </table:table-cell>
        </table:table-row>
        <table:table-row>
          <table:table-cell table:style-name="Tabell42.A1" office:value-type="string">
            <text:p text:style-name="P13"><text:span text:style-name="Strong_20_Emphasis">Hover-effekt</text:span></text:p>
          </table:table-cell>
          <table:table-cell table:style-name="Tabell42.A1" office:value-type="string">
            <text:p text:style-name="P13">Skuggan ökar + lätt “float” (transform: translateY(-2px))</text:p>
          </table:table-cell>
        </table:table-row>
        <table:table-row>
          <table:table-cell table:style-name="Tabell42.A1" office:value-type="string">
            <text:p text:style-name="P13"><text:span text:style-name="Strong_20_Emphasis">Typografi</text:span></text:p>
          </table:table-cell>
          <table:table-cell table:style-name="Tabell42.A1" office:value-type="string">
            <text:p text:style-name="P13">Segoe UI / Inter / system font</text:p>
          </table:table-cell>
        </table:table-row>
        <table:table-row>
          <table:table-cell table:style-name="Tabell42.A1" office:value-type="string">
            <text:p text:style-name="P13"><text:span text:style-name="Strong_20_Emphasis">Primärfärg</text:span></text:p>
          </table:table-cell>
          <table:table-cell table:style-name="Tabell42.A1" office:value-type="string">
            <text:p text:style-name="P13">#0078D4 (Microsoft-blå) med lätt neon-glow för futuristisk känsla</text:p>
          </table:table-cell>
        </table:table-row>
        <table:table-row>
          <table:table-cell table:style-name="Tabell42.A1" office:value-type="string">
            <text:p text:style-name="P13"><text:span text:style-name="Strong_20_Emphasis">Animationer</text:span></text:p>
          </table:table-cell>
          <table:table-cell table:style-name="Tabell42.A1" office:value-type="string">
            <text:p text:style-name="P13">Mjuka fade/slide med Framer Motion (50–150ms)</text:p>
          </table:table-cell>
        </table:table-row>
      </table:table>
      <text:p text:style-name="P4"/>
      <text:h text:style-name="P6" text:outline-level="3">💳 Exempel: <text:span text:style-name="Source_20_Text">ProductCard.tsx</text:span></text:h>
      <text:p text:style-name="P9"><text:span text:style-name="Source_20_Text">import { motion } from "framer-motion"</text:span></text:p>
      <text:p text:style-name="P10"/>
      <text:p text:style-name="P10"><text:span text:style-name="Source_20_Text">export default function ProductCard({ name, desc, price }: any) {</text:span></text:p>
      <text:p text:style-name="P10"><text:span text:style-name="Source_20_Text"><text:s text:c="2"/>return (</text:span></text:p>
      <text:p text:style-name="P10"><text:span text:style-name="Source_20_Text"><text:s text:c="4"/>&lt;motion.div</text:span></text:p>
      <text:p text:style-name="P10"><text:span text:style-name="Source_20_Text"><text:s text:c="6"/>whileHover={{ y: -3, boxShadow: "0 6px 14px rgba(0,0,0,0.12)" }}</text:span></text:p>
      <text:p text:style-name="P10"><text:span text:style-name="Source_20_Text"><text:s text:c="6"/>className="bg-white rounded-2xl p-6 shadow-md w-80 cursor-pointer transition-all duration-200"</text:span></text:p>
      <text:p text:style-name="P10"><text:span text:style-name="Source_20_Text"><text:s text:c="4"/>&gt;</text:span></text:p>
      <text:p text:style-name="P10"><text:span text:style-name="Source_20_Text"><text:s text:c="6"/>&lt;h3 className="text-xl font-semibold text-gray-900 mb-2"&gt;{name}&lt;/h3&gt;</text:span></text:p>
      <text:p text:style-name="P10"><text:span text:style-name="Source_20_Text"><text:s text:c="6"/>&lt;p className="text-gray-600 text-sm mb-4"&gt;{desc}&lt;/p&gt;</text:span></text:p>
      <text:p text:style-name="P10"><text:span text:style-name="Source_20_Text"><text:s text:c="6"/>&lt;div className="flex justify-between items-center"&gt;</text:span></text:p>
      <text:p text:style-name="P10"><text:span text:style-name="Source_20_Text"><text:s text:c="8"/>&lt;span className="font-bold text-gray-800 text-lg"&gt;{price}&lt;/span&gt;</text:span></text:p>
      <text:p text:style-name="P10"><text:span text:style-name="Source_20_Text"><text:s text:c="8"/>&lt;button className="bg-[#0078D4] text-white px-4 py-2 rounded-lg hover:bg-blue-600"&gt;</text:span></text:p>
      <text:p text:style-name="P10"><text:span text:style-name="Source_20_Text"><text:s text:c="10"/>Buy Now</text:span></text:p>
      <text:p text:style-name="P10"><text:span text:style-name="Source_20_Text"><text:s text:c="8"/>&lt;/button&gt;</text:span></text:p>
      <text:p text:style-name="P10"><text:span text:style-name="Source_20_Text"><text:s text:c="6"/>&lt;/div&gt;</text:span></text:p>
      <text:p text:style-name="P10"><text:span text:style-name="Source_20_Text"><text:s text:c="4"/>&lt;/motion.div&gt;</text:span></text:p>
      <text:p text:style-name="P10"><text:span text:style-name="Source_20_Text"><text:s text:c="2"/>)</text:span></text:p>
      <text:p text:style-name="P11"><text:span text:style-name="Source_20_Text">}</text:span></text:p>
      <text:p text:style-name="P4"><text:soft-page-break/></text:p>
      <text:h text:style-name="P6" text:outline-level="3">🧠 Startsektionen (de stora ståldörrarna)</text:h>
      <text:list text:style-name="L4">
        <text:list-item>
          <text:p text:style-name="P15">Animerade med <text:span text:style-name="Strong_20_Emphasis">Framer Motion + Three.js</text:span></text:p>
        </text:list-item>
        <text:list-item>
          <text:p text:style-name="P15">När dörrarna öppnas → fade till <text:span text:style-name="Source_20_Text">store.tsx</text:span></text:p>
        </text:list-item>
        <text:list-item>
          <text:p text:style-name="P15">Bakgrundsljud + “hissljus” vid öppning (valfritt)</text:p>
        </text:list-item>
      </text:list>
      <text:p text:style-name="P4"/>
      <text:h text:style-name="P6" text:outline-level="3">💡 Funktionsplan</text:h>
      <table:table table:name="Tabell43" table:style-name="Tabell43">
        <table:table-column table:style-name="Tabell43.A"/>
        <table:table-column table:style-name="Tabell43.B"/>
        <table:table-header-rows>
          <table:table-row>
            <table:table-cell table:style-name="Tabell43.A1" office:value-type="string">
              <text:p text:style-name="P12">Version</text:p>
            </table:table-cell>
            <table:table-cell table:style-name="Tabell43.A1" office:value-type="string">
              <text:p text:style-name="P12">Funktioner</text:p>
            </table:table-cell>
          </table:table-row>
        </table:table-header-rows>
        <table:table-row>
          <table:table-cell table:style-name="Tabell43.A1" office:value-type="string">
            <text:p text:style-name="P13"><text:span text:style-name="Strong_20_Emphasis">v1.0</text:span></text:p>
          </table:table-cell>
          <table:table-cell table:style-name="Tabell43.A1" office:value-type="string">
            <text:p text:style-name="P13">Standalone butik + mock checkout</text:p>
          </table:table-cell>
        </table:table-row>
        <table:table-row>
          <table:table-cell table:style-name="Tabell43.A1" office:value-type="string">
            <text:p text:style-name="P13"><text:span text:style-name="Strong_20_Emphasis">v1.1</text:span></text:p>
          </table:table-cell>
          <table:table-cell table:style-name="Tabell43.A1" office:value-type="string">
            <text:p text:style-name="P13">Koppling till licens-API (autogenerera license.json)</text:p>
          </table:table-cell>
        </table:table-row>
        <table:table-row>
          <table:table-cell table:style-name="Tabell43.A1" office:value-type="string">
            <text:p text:style-name="P13"><text:span text:style-name="Strong_20_Emphasis">v1.2</text:span></text:p>
          </table:table-cell>
          <table:table-cell table:style-name="Tabell43.A1" office:value-type="string">
            <text:p text:style-name="P13">Integrerad VR/Portal-ingång</text:p>
          </table:table-cell>
        </table:table-row>
        <table:table-row>
          <table:table-cell table:style-name="Tabell43.A1" office:value-type="string">
            <text:p text:style-name="P13"><text:span text:style-name="Strong_20_Emphasis">v1.3</text:span></text:p>
          </table:table-cell>
          <table:table-cell table:style-name="Tabell43.A1" office:value-type="string">
            <text:p text:style-name="P13">Realtidskoppling till BrainForce-panelen (för licenshantering)</text:p>
          </table:table-cell>
        </table:table-row>
      </table:table>
      <text:p text:style-name="P4"/>
      <text:p text:style-name="P2">Vill du att jag <text:span text:style-name="Strong_20_Emphasis">skriver hela skelettet (Next.js + Tailwind + ProductCard + portal-start)</text:span> nu,<text:line-break/>så du kan köra webbshopen direkt lokalt (<text:span text:style-name="Source_20_Text">npm run dev</text:span>) med Microsoft 365-liknande design och 6px skuggor?</text:p>
      <text:h text:style-name="P1" text:outline-level="5">Du sade:</text:h>
      <text:p text:style-name="P2">shoppen bygger på wordpress o woo o shoptimizer o commerceguru o kirki, med child tema</text:p>
      <text:h text:style-name="P3" text:outline-level="6">Code GPT sade:</text:h>
      <text:p text:style-name="P2">Perfekt – det förklarar mycket och det betyder att du redan har en <text:span text:style-name="Strong_20_Emphasis">stabil WordPress-stack</text:span> för e-handeln. Då ska vi inte bygga något nytt i Next.js utan i stället <text:span text:style-name="Strong_20_Emphasis">forma ditt child-tema</text:span> så det visuellt och funktionellt beter sig som du vill.</text:p>
      <text:p text:style-name="P2">Här är hur du når Microsoft-känslan med <text:span text:style-name="Strong_20_Emphasis">Shoptimizer + Kirki + WooCommerce</text:span> utan att tappa prestanda eller framtida uppdateringar.</text:p>
      <text:p text:style-name="P4"/>
      <text:h text:style-name="P5" text:outline-level="2">🧩 1. Utgångspunkt</text:h>
      <text:p text:style-name="P2">Du har:</text:p>
      <text:list text:style-name="L5">
        <text:list-item>
          <text:p text:style-name="P16"><text:span text:style-name="Strong_20_Emphasis">Shoptimizer (CommerceGuru)</text:span> – lätt, optimerat tema</text:p>
        </text:list-item>
        <text:list-item>
          <text:p text:style-name="P16"><text:span text:style-name="Strong_20_Emphasis">Kirki Customizer Framework</text:span> – för egna paneler och variabler</text:p>
        </text:list-item>
        <text:list-item>
          <text:p text:style-name="P16"><text:span text:style-name="Strong_20_Emphasis">Child-tema</text:span> – perfekt plats för CSS, overrides och extra templates</text:p>
        </text:list-item>
      </text:list>
      <text:p text:style-name="P4"/>
      <text:h text:style-name="P5" text:outline-level="2"><text:soft-page-break/>🎨 2. “Microsoft 365 White-Card”-stil</text:h>
      <text:h text:style-name="P6" text:outline-level="3">a. Globalt (lägg i <text:span text:style-name="Source_20_Text">style.css</text:span> i child-temat)</text:h>
      <text:p text:style-name="P9"><text:span text:style-name="Source_20_Text">/* === White Card Microsoft Style === */</text:span></text:p>
      <text:p text:style-name="P10"><text:span text:style-name="Source_20_Text">.card, .woocommerce ul.products li.product, .woocommerce div.product {</text:span></text:p>
      <text:p text:style-name="P10"><text:span text:style-name="Source_20_Text"><text:s text:c="2"/>background: #fff;</text:span></text:p>
      <text:p text:style-name="P10"><text:span text:style-name="Source_20_Text"><text:s text:c="2"/>border-radius: 12px;</text:span></text:p>
      <text:p text:style-name="P10"><text:span text:style-name="Source_20_Text"><text:s text:c="2"/>box-shadow: 0 6px 14px rgba(0,0,0,0.10);</text:span></text:p>
      <text:p text:style-name="P10"><text:span text:style-name="Source_20_Text"><text:s text:c="2"/>transition: all 0.2s ease-in-out;</text:span></text:p>
      <text:p text:style-name="P10"><text:span text:style-name="Source_20_Text">}</text:span></text:p>
      <text:p text:style-name="P10"><text:span text:style-name="Source_20_Text">.card:hover, .woocommerce ul.products li.product:hover {</text:span></text:p>
      <text:p text:style-name="P10"><text:span text:style-name="Source_20_Text"><text:s text:c="2"/>transform: translateY(-3px);</text:span></text:p>
      <text:p text:style-name="P10"><text:span text:style-name="Source_20_Text"><text:s text:c="2"/>box-shadow: 0 8px 20px rgba(0,0,0,0.14);</text:span></text:p>
      <text:p text:style-name="P10"><text:span text:style-name="Source_20_Text">}</text:span></text:p>
      <text:p text:style-name="P10"/>
      <text:p text:style-name="P10"><text:span text:style-name="Source_20_Text">/* Typografi och färger */</text:span></text:p>
      <text:p text:style-name="P10"><text:span text:style-name="Source_20_Text">body {</text:span></text:p>
      <text:p text:style-name="P10"><text:span text:style-name="Source_20_Text"><text:s text:c="2"/>font-family: "Segoe UI", "Inter", system-ui, sans-serif;</text:span></text:p>
      <text:p text:style-name="P10"><text:span text:style-name="Source_20_Text"><text:s text:c="2"/>background: #f8f9fb;</text:span></text:p>
      <text:p text:style-name="P10"><text:span text:style-name="Source_20_Text"><text:s text:c="2"/>color: #1a1a1a;</text:span></text:p>
      <text:p text:style-name="P10"><text:span text:style-name="Source_20_Text">}</text:span></text:p>
      <text:p text:style-name="P10"/>
      <text:p text:style-name="P10"><text:span text:style-name="Source_20_Text">/* Knappstil */</text:span></text:p>
      <text:p text:style-name="P10"><text:span text:style-name="Source_20_Text">.button, .woocommerce a.button, .woocommerce button.button {</text:span></text:p>
      <text:p text:style-name="P10"><text:span text:style-name="Source_20_Text"><text:s text:c="2"/>background-color: #0078D4;</text:span></text:p>
      <text:p text:style-name="P10"><text:span text:style-name="Source_20_Text"><text:s text:c="2"/>color: #fff !important;</text:span></text:p>
      <text:p text:style-name="P10"><text:span text:style-name="Source_20_Text"><text:s text:c="2"/>border-radius: 8px;</text:span></text:p>
      <text:p text:style-name="P10"><text:span text:style-name="Source_20_Text"><text:s text:c="2"/>box-shadow: 0 4px 8px rgba(0,0,0,0.10);</text:span></text:p>
      <text:p text:style-name="P10"><text:span text:style-name="Source_20_Text"><text:s text:c="2"/>transition: all 0.15s ease-in-out;</text:span></text:p>
      <text:p text:style-name="P10"><text:span text:style-name="Source_20_Text">}</text:span></text:p>
      <text:p text:style-name="P10"><text:span text:style-name="Source_20_Text">.button:hover {</text:span></text:p>
      <text:p text:style-name="P10"><text:span text:style-name="Source_20_Text"><text:s text:c="2"/>background-color: #005ea6;</text:span></text:p>
      <text:p text:style-name="P10"><text:span text:style-name="Source_20_Text"><text:s text:c="2"/>transform: translateY(-1px);</text:span></text:p>
      <text:p text:style-name="P11"><text:span text:style-name="Source_20_Text">}</text:span></text:p>
      <text:p text:style-name="P4"/>
      <text:h text:style-name="P6" text:outline-level="3">b. Produktkort (hooka i WooCommerce-loop)</text:h>
      <text:p text:style-name="P2">I <text:span text:style-name="Source_20_Text">functions.php</text:span> i child-temat:</text:p>
      <text:p text:style-name="P9"><text:span text:style-name="Source_20_Text">add_action('woocommerce_before_shop_loop_item_title', function(){</text:span></text:p>
      <text:p text:style-name="P10"><text:span text:style-name="Source_20_Text"><text:s text:c="4"/>echo '&lt;div class="card"&gt;';</text:span></text:p>
      <text:p text:style-name="P10"><text:span text:style-name="Source_20_Text">}, 5);</text:span></text:p>
      <text:p text:style-name="P10"><text:span text:style-name="Source_20_Text">add_action('woocommerce_after_shop_loop_item', function(){</text:span></text:p>
      <text:p text:style-name="P10"><text:span text:style-name="Source_20_Text"><text:s text:c="4"/>echo '&lt;/div&gt;';</text:span></text:p>
      <text:p text:style-name="P11"><text:span text:style-name="Source_20_Text">}, 100);</text:span></text:p>
      <text:p text:style-name="P2">Nu omges varje produkt av din “card”-container och får skuggan automatiskt.</text:p>
      <text:p text:style-name="P4"/>
      <text:h text:style-name="P5" text:outline-level="2">⚙️ 3. Kirki-panel för justering</text:h>
      <text:p text:style-name="P2">Med Kirki kan du ge dig själv reglage för skugga, färg och rundning utan att röra CSS.</text:p>
      <text:p text:style-name="P9"><text:span text:style-name="Source_20_Text">Kirki::add_config( 'brainforce_shop', ['capability' =&gt; 'edit_theme_options','option_type' =&gt; 'theme_mod'] );</text:span></text:p>
      <text:p text:style-name="P10"/>
      <text:p text:style-name="P10"><text:soft-page-break/><text:span text:style-name="Source_20_Text">Kirki::add_section( 'style_cards', ['title' =&gt; esc_html__( 'Card-stil','kirki')] );</text:span></text:p>
      <text:p text:style-name="P10"/>
      <text:p text:style-name="P10"><text:span text:style-name="Source_20_Text">Kirki::add_field( 'brainforce_shop', [</text:span></text:p>
      <text:p text:style-name="P10"><text:span text:style-name="Source_20_Text"><text:s text:c="4"/>'type' <text:s text:c="7"/>=&gt; 'slider',</text:span></text:p>
      <text:p text:style-name="P10"><text:span text:style-name="Source_20_Text"><text:s text:c="4"/>'settings' <text:s text:c="3"/>=&gt; 'card_shadow',</text:span></text:p>
      <text:p text:style-name="P10"><text:span text:style-name="Source_20_Text"><text:s text:c="4"/>'label' <text:s text:c="6"/>=&gt; esc_html__( 'Kortskugga (px)','kirki'),</text:span></text:p>
      <text:p text:style-name="P10"><text:span text:style-name="Source_20_Text"><text:s text:c="4"/>'section' <text:s text:c="4"/>=&gt; 'style_cards',</text:span></text:p>
      <text:p text:style-name="P10"><text:span text:style-name="Source_20_Text"><text:s text:c="4"/>'default' <text:s text:c="4"/>=&gt; 6,</text:span></text:p>
      <text:p text:style-name="P10"><text:span text:style-name="Source_20_Text"><text:s text:c="4"/>'choices' <text:s text:c="4"/>=&gt; ['min'=&gt;0,'max'=&gt;20,'step'=&gt;1],</text:span></text:p>
      <text:p text:style-name="P10"><text:span text:style-name="Source_20_Text"><text:s text:c="4"/>'output' =&gt; [[</text:span></text:p>
      <text:p text:style-name="P10"><text:span text:style-name="Source_20_Text"><text:s text:c="8"/>'element' <text:s/>=&gt; '.card, .woocommerce ul.products li.product',</text:span></text:p>
      <text:p text:style-name="P10"><text:span text:style-name="Source_20_Text"><text:s text:c="8"/>'property' =&gt; 'box-shadow',</text:span></text:p>
      <text:p text:style-name="P10"><text:span text:style-name="Source_20_Text"><text:s text:c="8"/>'value_pattern' =&gt; '0 $_px 14px rgba(0,0,0,0.10)',</text:span></text:p>
      <text:p text:style-name="P10"><text:span text:style-name="Source_20_Text"><text:s text:c="4"/>]]</text:span></text:p>
      <text:p text:style-name="P11"><text:span text:style-name="Source_20_Text">]);</text:span></text:p>
      <text:p text:style-name="P2">Nu kan du ändra skuggan i Customizer-panelen direkt och spara som standardvärde på ~6 px.</text:p>
      <text:p text:style-name="P4"/>
      <text:h text:style-name="P5" text:outline-level="2">🧠 4. Rekommenderad layout</text:h>
      <text:list text:style-name="L6">
        <text:list-item>
          <text:p text:style-name="P17"><text:span text:style-name="Strong_20_Emphasis">Header</text:span>: vit bakgrund, tunn bottengräns, blå CTA-knapp (#0078D4).</text:p>
        </text:list-item>
        <text:list-item>
          <text:p text:style-name="P17"><text:span text:style-name="Strong_20_Emphasis">Hero-sektion</text:span>: tonad gradient (#f0f4ff → #fff), centrera text.</text:p>
        </text:list-item>
        <text:list-item>
          <text:p text:style-name="P17"><text:span text:style-name="Strong_20_Emphasis">Produkter</text:span>: 3–4 kolumner, mycket luft (padding 2–3 rem).</text:p>
        </text:list-item>
        <text:list-item>
          <text:p text:style-name="P17"><text:span text:style-name="Strong_20_Emphasis">Footer</text:span>: mörkare grå (#f2f3f5) med subtil skugga upptill.</text:p>
        </text:list-item>
      </text:list>
      <text:p text:style-name="P4"/>
      <text:h text:style-name="P5" text:outline-level="2">🚀 5. Nästa steg</text:h>
      <text:p text:style-name="P2">När temat ser ut rätt:</text:p>
      <text:list text:style-name="L7">
        <text:list-item>
          <text:p text:style-name="P18">Lägg till <text:span text:style-name="Strong_20_Emphasis">licens-API-koppling</text:span> i WooCommerce (BrainForce-licenser som digital produkt).</text:p>
        </text:list-item>
        <text:list-item>
          <text:p text:style-name="P18">Skapa en <text:span text:style-name="Strong_20_Emphasis">BrainForce-produktkategori</text:span> med automatiska nedladdnings-/API-nycklar.</text:p>
        </text:list-item>
        <text:list-item>
          <text:p text:style-name="P18">Testa checkout-flödet lokalt.</text:p>
        </text:list-item>
      </text:list>
      <text:p text:style-name="P4"/>
      <text:p text:style-name="P2">Vill du att jag skriver ett färdigt <text:span text:style-name="Strong_20_Emphasis">child-tema-paket (functions.php + style.css + Kirki-fält)</text:span> som du kan lägga direkt i <text:span text:style-name="Source_20_Text">wp-content/themes/brainforce-child/</text:span> så att du får allt på plats i ett steg?</text:p>
      <text:h text:style-name="P1" text:outline-level="5">Du sade:</text:h>
      <text:p text:style-name="P19">Komplett Vision Smyckify-0.pdf</text:p>
      <text:p text:style-name="P19">PDF</text:p>
      <text:p text:style-name="P2">kolla denna</text:p>
      <text:h text:style-name="P3" text:outline-level="6">Code GPT sade:</text:h>
      <text:p text:style-name="P2">Den PDF:en du delade (<text:span text:style-name="Strong_20_Emphasis">Komplett Vision Smyckify</text:span>) är riktigt väl genomarbetad — den beskriver en designfilosofi som ligger nära det du vill med din BrainForce-webbshop: en <text:span text:style-name="Strong_20_Emphasis">premium, luftig </text:span><text:soft-page-break/><text:span text:style-name="Strong_20_Emphasis">och tekniskt ren upplevelse</text:span>.<text:line-break/>Låt mig förklara vad du har där och hur du kan använda det direkt i din WordPress–WooCommerce–Shoptimizer–Kirki-stack:</text:p>
      <text:p text:style-name="P4"/>
      <text:h text:style-name="P5" text:outline-level="2">💎 Sammanfattning av <text:span text:style-name="Emphasis">Smyckify</text:span>-visionen</text:h>
      <text:p text:style-name="P2">(kortversion baserad på dokumentet )</text:p>
      <table:table table:name="Tabell44" table:style-name="Tabell44">
        <table:table-column table:style-name="Tabell44.A"/>
        <table:table-column table:style-name="Tabell44.B"/>
        <table:table-header-rows>
          <table:table-row>
            <table:table-cell table:style-name="Tabell44.A1" office:value-type="string">
              <text:p text:style-name="P12">Del</text:p>
            </table:table-cell>
            <table:table-cell table:style-name="Tabell44.A1" office:value-type="string">
              <text:p text:style-name="P12">Beskrivning</text:p>
            </table:table-cell>
          </table:table-row>
        </table:table-header-rows>
        <table:table-row>
          <table:table-cell table:style-name="Tabell44.A1" office:value-type="string">
            <text:p text:style-name="P13"><text:span text:style-name="Strong_20_Emphasis">Tema &amp; Färgprofil</text:span></text:p>
          </table:table-cell>
          <table:table-cell table:style-name="Tabell44.A1" office:value-type="string">
            <text:p text:style-name="P13">“Silver &amp; Steel”-känsla – borstat silver, vitt, blå accenter.</text:p>
          </table:table-cell>
        </table:table-row>
        <table:table-row>
          <table:table-cell table:style-name="Tabell44.A1" office:value-type="string">
            <text:p text:style-name="P13"><text:span text:style-name="Strong_20_Emphasis">Bakgrunder</text:span></text:p>
          </table:table-cell>
          <table:table-cell table:style-name="Tabell44.A1" office:value-type="string">
            <text:p text:style-name="P13">Justerbara färger: silver-brushed, guld-brushed, gunmetal, vit eller matt svart.</text:p>
          </table:table-cell>
        </table:table-row>
        <table:table-row>
          <table:table-cell table:style-name="Tabell44.A1" office:value-type="string">
            <text:p text:style-name="P13"><text:span text:style-name="Strong_20_Emphasis">Skugga (elevation)</text:span></text:p>
          </table:table-cell>
          <table:table-cell table:style-name="Tabell44.A1" office:value-type="string">
            <text:p text:style-name="P13">Skarp kant mot bakgrunden + skugga som gör att korten svävar; justerbar via <text:span text:style-name="Emphasis">Anpassa</text:span>.</text:p>
          </table:table-cell>
        </table:table-row>
        <table:table-row>
          <table:table-cell table:style-name="Tabell44.A1" office:value-type="string">
            <text:p text:style-name="P13"><text:span text:style-name="Strong_20_Emphasis">Header</text:span></text:p>
          </table:table-cell>
          <table:table-cell table:style-name="Tabell44.A1" office:value-type="string">
            <text:p text:style-name="P13">Tre lager: topbar (3 widgets + gradient + skugga), huvud-header (vit, kromad logga, luftig typografi), bottombar (navigering + meddelandefält).</text:p>
          </table:table-cell>
        </table:table-row>
        <table:table-row>
          <table:table-cell table:style-name="Tabell44.A1" office:value-type="string">
            <text:p text:style-name="P13"><text:span text:style-name="Strong_20_Emphasis">Sticky-element</text:span></text:p>
          </table:table-cell>
          <table:table-cell table:style-name="Tabell44.A1" office:value-type="string">
            <text:p text:style-name="P13">Varukorgsindikator (AliExpress-stil), “Köp nu”-knapp alltid synlig, chatbot + “uppåtpil” fästa nere till höger.</text:p>
          </table:table-cell>
        </table:table-row>
        <table:table-row>
          <table:table-cell table:style-name="Tabell44.A1" office:value-type="string">
            <text:p text:style-name="P13"><text:span text:style-name="Strong_20_Emphasis">Produktkort</text:span></text:p>
          </table:table-cell>
          <table:table-cell table:style-name="Tabell44.A1" office:value-type="string">
            <text:p text:style-name="P13">Vita med subtil skugga; bakgrundsbild neutral (marmor, satin, vit spegling).</text:p>
          </table:table-cell>
        </table:table-row>
        <table:table-row>
          <table:table-cell table:style-name="Tabell44.A1" office:value-type="string">
            <text:p text:style-name="P13"><text:span text:style-name="Strong_20_Emphasis">Global layout</text:span></text:p>
          </table:table-cell>
          <table:table-cell table:style-name="Tabell44.A1" office:value-type="string">
            <text:p text:style-name="P13">1280 px grid, vit contentyta, metallisk header/footer.</text:p>
          </table:table-cell>
        </table:table-row>
        <table:table-row>
          <table:table-cell table:style-name="Tabell44.A1" office:value-type="string">
            <text:p text:style-name="P13"><text:span text:style-name="Strong_20_Emphasis">Animationer</text:span></text:p>
          </table:table-cell>
          <table:table-cell table:style-name="Tabell44.A1" office:value-type="string">
            <text:p text:style-name="P13">“Lägg i varukorg” = pil som flyger till varukorgsfliken (0,2–0,3 s).</text:p>
          </table:table-cell>
        </table:table-row>
        <table:table-row>
          <table:table-cell table:style-name="Tabell44.A1" office:value-type="string">
            <text:p text:style-name="P13"><text:span text:style-name="Strong_20_Emphasis">Customizer-stöd</text:span></text:p>
          </table:table-cell>
          <table:table-cell table:style-name="Tabell44.A1" office:value-type="string">
            <text:p text:style-name="P13">Alla färger, skuggor, höjder, typografi styrs via Kirki.</text:p>
          </table:table-cell>
        </table:table-row>
      </table:table>
      <text:p text:style-name="P4"/>
      <text:h text:style-name="P5" text:outline-level="2">🧩 Hur du implementerar det i ditt child-tema</text:h>
      <text:list text:style-name="L8">
        <text:list-item>
          <text:p text:style-name="P20"><text:span text:style-name="Strong_20_Emphasis">Kirki-paneler</text:span></text:p>
          <text:list>
            <text:list-item>
              <text:p text:style-name="P20">Lägg till fält för:</text:p>
              <text:list>
                <text:list-item>
                  <text:p text:style-name="P20"><text:span text:style-name="Emphasis">Bakgrundsfinish</text:span> (dropdown: silver-brushed, gold-brushed …)</text:p>
                </text:list-item>
                <text:list-item>
                  <text:p text:style-name="P20"><text:span text:style-name="Emphasis">Skugghöjd</text:span> (slider 0–10 px)</text:p>
                </text:list-item>
                <text:list-item>
                  <text:p text:style-name="P20"><text:span text:style-name="Emphasis">Header-höjd</text:span>, <text:span text:style-name="Emphasis">topbar-gradient</text:span>, <text:span text:style-name="Emphasis">typografi-storlek</text:span></text:p>
                </text:list-item>
              </text:list>
            </text:list-item>
            <text:list-item>
              <text:p text:style-name="P20">Dessa sparas som <text:span text:style-name="Source_20_Text">theme_mod</text:span> och används i <text:span text:style-name="Source_20_Text">style.css</text:span> med Kirki-<text:span text:style-name="Source_20_Text">output</text:span>.</text:p>
            </text:list-item>
          </text:list>
        </text:list-item>
        <text:list-item>
          <text:p text:style-name="P20"><text:span text:style-name="Strong_20_Emphasis">Headerstruktur</text:span></text:p>
          <text:list>
            <text:list-item>
              <text:p text:style-name="P20">Bygg 3 <text:span text:style-name="Source_20_Text">&lt;div&gt;</text:span>-nivåer i <text:span text:style-name="Source_20_Text">header.php</text:span>:</text:p>
              <text:list>
                <text:list-item>
                  <text:p text:style-name="P20"><text:span text:style-name="Source_20_Text">.topbar</text:span> → 3 widgets</text:p>
                </text:list-item>
                <text:list-item>
                  <text:p text:style-name="P20"><text:span text:style-name="Source_20_Text">.header-content</text:span> → logga + meny</text:p>
                </text:list-item>
                <text:list-item>
                  <text:p text:style-name="P20"><text:span text:style-name="Source_20_Text">.bottom-bar</text:span> → nav + meddelande</text:p>
                </text:list-item>
              </text:list>
            </text:list-item>
            <text:list-item>
              <text:p text:style-name="P20">Använd <text:span text:style-name="Source_20_Text">box-shadow: 0 6px 14px rgba(0,0,0,0.1)</text:span> för din 5–6 px lyftning.</text:p>
            </text:list-item>
          </text:list>
        </text:list-item>
        <text:list-item>
          <text:p text:style-name="P20"><text:span text:style-name="Strong_20_Emphasis">Produktkort</text:span></text:p>
          <text:list>
            <text:list-item>
              <text:p text:style-name="P20"><text:soft-page-break/>WooCommerce-loop med <text:span text:style-name="Source_20_Text">li.product</text:span>-container, vit bakgrund, skugga enligt Kirki-värde.</text:p>
            </text:list-item>
            <text:list-item>
              <text:p text:style-name="P20">Bildbakgrunder via CSS-klasser: <text:span text:style-name="Source_20_Text">.bg-satin</text:span>, <text:span text:style-name="Source_20_Text">.bg-marble</text:span>, <text:span text:style-name="Source_20_Text">.bg-white-gloss</text:span>.</text:p>
            </text:list-item>
          </text:list>
        </text:list-item>
        <text:list-item>
          <text:p text:style-name="P20"><text:span text:style-name="Strong_20_Emphasis">Sticky-komponenter</text:span></text:p>
          <text:list>
            <text:list-item>
              <text:p text:style-name="P20"><text:span text:style-name="Source_20_Text">position: sticky</text:span> på varukorgsindikator och köp-knapp.</text:p>
            </text:list-item>
            <text:list-item>
              <text:p text:style-name="P20">Enkel JS-animation för “flyg till varukorg”.</text:p>
            </text:list-item>
          </text:list>
        </text:list-item>
        <text:list-item>
          <text:p text:style-name="P20"><text:span text:style-name="Strong_20_Emphasis">Footer + grid</text:span></text:p>
          <text:list>
            <text:list-item>
              <text:p text:style-name="P20"><text:span text:style-name="Source_20_Text">max-width: 1280px; margin: auto;</text:span></text:p>
            </text:list-item>
            <text:list-item>
              <text:p text:style-name="P20">Samma metalliska bakgrund som headern för symmetri.</text:p>
            </text:list-item>
          </text:list>
        </text:list-item>
      </text:list>
      <text:p text:style-name="P4"/>
      <text:h text:style-name="P5" text:outline-level="2">🧠 Koppling till din BrainForce-shop</text:h>
      <text:p text:style-name="P2">Eftersom du bygger <text:span text:style-name="Emphasis">BrainForce</text:span> och <text:span text:style-name="Emphasis">Smyckify</text:span> i samma universum kan du:</text:p>
      <text:list text:style-name="L9">
        <text:list-item>
          <text:p text:style-name="P21">använda <text:span text:style-name="Strong_20_Emphasis">samma child-tema-grund</text:span>,</text:p>
        </text:list-item>
        <text:list-item>
          <text:p text:style-name="P21">men byta färgprofil (Smyckify = metalliskt, BrainForce = futuristiskt blått).</text:p>
        </text:list-item>
        <text:list-item>
          <text:p text:style-name="P21">samma Kirki-fält fungerar för båda (skuggor, bakgrund, höjd osv.).</text:p>
        </text:list-item>
      </text:list>
      <text:p text:style-name="P4"/>
      <text:p text:style-name="P2">Vill du att jag nu skapar en <text:span text:style-name="Strong_20_Emphasis">färdig child-tema-kodstruktur</text:span> (functions.php + style.css + Kirki-fält)<text:line-break/>baserad på <text:span text:style-name="Emphasis">Smyckify-visionen</text:span> i PDF:en – med 6 px “floating” skuggor, silver-brushed-bakgrund och fullt Customizer-stöd?</text:p>
      <text:h text:style-name="P1" text:outline-level="5">Du sade:</text:h>
      <text:p text:style-name="P2">vi frångår de temana, vill bra ha microsoft 465 temat nu, o komplettera med metallerna sen</text:p>
      <text:h text:style-name="P3" text:outline-level="6">Code GPT sade:</text:h>
      <text:p text:style-name="P2">Det är ett bra beslut 💡 — att <text:span text:style-name="Strong_20_Emphasis">börja med ett rent Microsoft 365-tema</text:span> som grund är det smartaste du kan göra just nu.</text:p>
      <text:p text:style-name="P2">Microsoft 365-stilen är väldigt <text:span text:style-name="Strong_20_Emphasis">neutral, luftig och professionell</text:span>, vilket gör den perfekt för att bygga vidare på senare (t.ex. när du vill lägga till metalliska texturer och mer “premium”-känsla i nästa version).</text:p>
      <text:p text:style-name="P2">Så låt oss lägga grunden för <text:span text:style-name="Strong_20_Emphasis">“Microsoft 365 Commerce Style v1”</text:span> i ditt WordPress-child-tema för Shoptimizer + WooCommerce + Kirki.<text:line-break/>Sedan, i nästa steg, kan du “aktivera metall-läget” via Customizer eller licensnivå.</text:p>
      <text:p text:style-name="P4"/>
      <text:h text:style-name="P5" text:outline-level="2"><text:soft-page-break/>🧩 Målet</text:h>
      <text:p text:style-name="P2"><text:span text:style-name="Strong_20_Emphasis">Designkänsla:</text:span><text:line-break/>Ljus, vit, ren – fokus på typografi, spacing och höjd (5–6px skugga).<text:line-break/>Kort sagt: “Microsoft 365 möter modern e-handel”.</text:p>
      <text:p text:style-name="P4"/>
      <text:h text:style-name="P5" text:outline-level="2">🎨 1. Child Theme – struktur</text:h>
      <text:p text:style-name="P9"><text:span text:style-name="Source_20_Text">brainforce-m365-child/</text:span></text:p>
      <text:p text:style-name="P10"><text:span text:style-name="Source_20_Text">├── functions.php</text:span></text:p>
      <text:p text:style-name="P10"><text:span text:style-name="Source_20_Text">├── style.css</text:span></text:p>
      <text:p text:style-name="P10"><text:span text:style-name="Source_20_Text">├── inc/</text:span></text:p>
      <text:p text:style-name="P10"><text:span text:style-name="Source_20_Text">│ <text:s text:c="2"/>├── kirki-config.php</text:span></text:p>
      <text:p text:style-name="P10"><text:span text:style-name="Source_20_Text">│ <text:s text:c="2"/>└── custom-style.php</text:span></text:p>
      <text:p text:style-name="P10"><text:span text:style-name="Source_20_Text">└── templates/</text:span></text:p>
      <text:p text:style-name="P10"><text:span text:style-name="Source_20_Text"><text:s text:c="4"/>├── header.php</text:span></text:p>
      <text:p text:style-name="P11"><text:span text:style-name="Source_20_Text"><text:s text:c="4"/>└── footer.php</text:span></text:p>
      <text:p text:style-name="P4"/>
      <text:h text:style-name="P5" text:outline-level="2">🧠 2. style.css</text:h>
      <text:p text:style-name="P9"><text:span text:style-name="Source_20_Text">/*</text:span></text:p>
      <text:p text:style-name="P10"><text:span text:style-name="Source_20_Text">Theme Name: BrainForce M365 Child</text:span></text:p>
      <text:p text:style-name="P10"><text:span text:style-name="Source_20_Text">Template: shoptimizer</text:span></text:p>
      <text:p text:style-name="P10"><text:span text:style-name="Source_20_Text">Author: PulsR Dev</text:span></text:p>
      <text:p text:style-name="P10"><text:span text:style-name="Source_20_Text">Version: 1.0</text:span></text:p>
      <text:p text:style-name="P10"><text:span text:style-name="Source_20_Text">*/</text:span></text:p>
      <text:p text:style-name="P10"/>
      <text:p text:style-name="P10"><text:span text:style-name="Source_20_Text">body {</text:span></text:p>
      <text:p text:style-name="P10"><text:span text:style-name="Source_20_Text"><text:s text:c="2"/>background: #f5f6f8;</text:span></text:p>
      <text:p text:style-name="P10"><text:span text:style-name="Source_20_Text"><text:s text:c="2"/>font-family: "Segoe UI", "Inter", system-ui, sans-serif;</text:span></text:p>
      <text:p text:style-name="P10"><text:span text:style-name="Source_20_Text"><text:s text:c="2"/>color: #1e1e1e;</text:span></text:p>
      <text:p text:style-name="P10"><text:span text:style-name="Source_20_Text">}</text:span></text:p>
      <text:p text:style-name="P10"/>
      <text:p text:style-name="P10"><text:span text:style-name="Source_20_Text">/* === Microsoft White Cards === */</text:span></text:p>
      <text:p text:style-name="P10"><text:span text:style-name="Source_20_Text">.card,</text:span></text:p>
      <text:p text:style-name="P10"><text:span text:style-name="Source_20_Text">.woocommerce ul.products li.product,</text:span></text:p>
      <text:p text:style-name="P10"><text:span text:style-name="Source_20_Text">.woocommerce div.product {</text:span></text:p>
      <text:p text:style-name="P10"><text:span text:style-name="Source_20_Text"><text:s text:c="2"/>background: #fff;</text:span></text:p>
      <text:p text:style-name="P10"><text:span text:style-name="Source_20_Text"><text:s text:c="2"/>border-radius: 14px;</text:span></text:p>
      <text:p text:style-name="P10"><text:span text:style-name="Source_20_Text"><text:s text:c="2"/>box-shadow: 0 6px 14px rgba(0,0,0,0.08);</text:span></text:p>
      <text:p text:style-name="P10"><text:span text:style-name="Source_20_Text"><text:s text:c="2"/>transition: all 0.25s ease-in-out;</text:span></text:p>
      <text:p text:style-name="P10"><text:span text:style-name="Source_20_Text">}</text:span></text:p>
      <text:p text:style-name="P10"><text:span text:style-name="Source_20_Text">.card:hover,</text:span></text:p>
      <text:p text:style-name="P10"><text:span text:style-name="Source_20_Text">.woocommerce ul.products li.product:hover {</text:span></text:p>
      <text:p text:style-name="P10"><text:span text:style-name="Source_20_Text"><text:s text:c="2"/>transform: translateY(-3px);</text:span></text:p>
      <text:p text:style-name="P10"><text:span text:style-name="Source_20_Text"><text:s text:c="2"/>box-shadow: 0 8px 20px rgba(0,0,0,0.14);</text:span></text:p>
      <text:p text:style-name="P10"><text:span text:style-name="Source_20_Text">}</text:span></text:p>
      <text:p text:style-name="P10"/>
      <text:p text:style-name="P10"><text:span text:style-name="Source_20_Text">/* === Buttons === */</text:span></text:p>
      <text:p text:style-name="P10"><text:span text:style-name="Source_20_Text">.button,</text:span></text:p>
      <text:p text:style-name="P10"><text:span text:style-name="Source_20_Text">.woocommerce a.button,</text:span></text:p>
      <text:p text:style-name="P10"><text:span text:style-name="Source_20_Text">.woocommerce button.button {</text:span></text:p>
      <text:p text:style-name="P10"><text:span text:style-name="Source_20_Text"><text:s text:c="2"/>background-color: #0078d4;</text:span></text:p>
      <text:p text:style-name="P10"><text:span text:style-name="Source_20_Text"><text:s text:c="2"/>color: #fff !important;</text:span></text:p>
      <text:p text:style-name="P10"><text:span text:style-name="Source_20_Text"><text:s text:c="2"/>border-radius: 8px;</text:span></text:p>
      <text:p text:style-name="P10"><text:span text:style-name="Source_20_Text"><text:s text:c="2"/>box-shadow: 0 3px 6px rgba(0,0,0,0.10);</text:span></text:p>
      <text:p text:style-name="P10"><text:soft-page-break/><text:span text:style-name="Source_20_Text"><text:s text:c="2"/>transition: all 0.15s ease-in-out;</text:span></text:p>
      <text:p text:style-name="P10"><text:span text:style-name="Source_20_Text">}</text:span></text:p>
      <text:p text:style-name="P10"><text:span text:style-name="Source_20_Text">.button:hover {</text:span></text:p>
      <text:p text:style-name="P10"><text:span text:style-name="Source_20_Text"><text:s text:c="2"/>background-color: #005ea6;</text:span></text:p>
      <text:p text:style-name="P10"><text:span text:style-name="Source_20_Text"><text:s text:c="2"/>transform: translateY(-1px);</text:span></text:p>
      <text:p text:style-name="P10"><text:span text:style-name="Source_20_Text">}</text:span></text:p>
      <text:p text:style-name="P10"/>
      <text:p text:style-name="P10"><text:span text:style-name="Source_20_Text">/* === Headers === */</text:span></text:p>
      <text:p text:style-name="P10"><text:span text:style-name="Source_20_Text">.site-header {</text:span></text:p>
      <text:p text:style-name="P10"><text:span text:style-name="Source_20_Text"><text:s text:c="2"/>background: #ffffff;</text:span></text:p>
      <text:p text:style-name="P10"><text:span text:style-name="Source_20_Text"><text:s text:c="2"/>box-shadow: 0 3px 10px rgba(0,0,0,0.06);</text:span></text:p>
      <text:p text:style-name="P10"><text:span text:style-name="Source_20_Text"><text:s text:c="2"/>border-bottom: 1px solid #e6e6e6;</text:span></text:p>
      <text:p text:style-name="P10"><text:span text:style-name="Source_20_Text">}</text:span></text:p>
      <text:p text:style-name="P10"/>
      <text:p text:style-name="P10"><text:span text:style-name="Source_20_Text">.site-footer {</text:span></text:p>
      <text:p text:style-name="P10"><text:span text:style-name="Source_20_Text"><text:s text:c="2"/>background: #fafafa;</text:span></text:p>
      <text:p text:style-name="P10"><text:span text:style-name="Source_20_Text"><text:s text:c="2"/>border-top: 1px solid #eaeaea;</text:span></text:p>
      <text:p text:style-name="P10"><text:span text:style-name="Source_20_Text"><text:s text:c="2"/>color: #666;</text:span></text:p>
      <text:p text:style-name="P10"><text:span text:style-name="Source_20_Text">}</text:span></text:p>
      <text:p text:style-name="P10"/>
      <text:p text:style-name="P10"><text:span text:style-name="Source_20_Text">/* === Accent hover === */</text:span></text:p>
      <text:p text:style-name="P10"><text:span text:style-name="Source_20_Text">a:hover {</text:span></text:p>
      <text:p text:style-name="P10"><text:span text:style-name="Source_20_Text"><text:s text:c="2"/>color: #0078d4;</text:span></text:p>
      <text:p text:style-name="P11"><text:span text:style-name="Source_20_Text">}</text:span></text:p>
      <text:p text:style-name="P4"/>
      <text:h text:style-name="P5" text:outline-level="2">⚙️ 3. functions.php</text:h>
      <text:p text:style-name="P9"><text:span text:style-name="Source_20_Text">&lt;?php</text:span></text:p>
      <text:p text:style-name="P10"><text:span text:style-name="Source_20_Text">add_action('wp_enqueue_scripts', function() {</text:span></text:p>
      <text:p text:style-name="P10"><text:span text:style-name="Source_20_Text"><text:s text:c="4"/>wp_enqueue_style('shoptimizer-parent-style', get_template_directory_uri() . '/style.css');</text:span></text:p>
      <text:p text:style-name="P10"><text:span text:style-name="Source_20_Text"><text:s text:c="4"/>wp_enqueue_style('brainforce-m365-style', get_stylesheet_directory_uri() . '/style.css', ['shoptimizer-parent-style'], '1.0');</text:span></text:p>
      <text:p text:style-name="P10"><text:span text:style-name="Source_20_Text">});</text:span></text:p>
      <text:p text:style-name="P10"/>
      <text:p text:style-name="P10"><text:span text:style-name="Source_20_Text">require_once get_stylesheet_directory() . '/inc/kirki-config.php';</text:span></text:p>
      <text:p text:style-name="P11"><text:span text:style-name="Source_20_Text">require_once get_stylesheet_directory() . '/inc/custom-style.php';</text:span></text:p>
      <text:p text:style-name="P4"/>
      <text:h text:style-name="P5" text:outline-level="2">🧩 4. inc/kirki-config.php</text:h>
      <text:p text:style-name="P2">Kirki-fält för att ändra skuggstyrka, kort-rundning, accentfärg.</text:p>
      <text:p text:style-name="P9"><text:span text:style-name="Source_20_Text">Kirki::add_config('brainforce_m365', [</text:span></text:p>
      <text:p text:style-name="P10"><text:span text:style-name="Source_20_Text"><text:s text:c="4"/>'capability' <text:s/>=&gt; 'edit_theme_options',</text:span></text:p>
      <text:p text:style-name="P10"><text:span text:style-name="Source_20_Text"><text:s text:c="4"/>'option_type' =&gt; 'theme_mod',</text:span></text:p>
      <text:p text:style-name="P10"><text:span text:style-name="Source_20_Text">]);</text:span></text:p>
      <text:p text:style-name="P10"/>
      <text:p text:style-name="P10"><text:span text:style-name="Source_20_Text">Kirki::add_section('m365_design', [</text:span></text:p>
      <text:p text:style-name="P10"><text:span text:style-name="Source_20_Text"><text:s text:c="4"/>'title' <text:s text:c="3"/>=&gt; esc_html__('M365 Designinställningar', 'brainforce'),</text:span></text:p>
      <text:p text:style-name="P10"><text:span text:style-name="Source_20_Text"><text:s text:c="4"/>'priority' =&gt; 10,</text:span></text:p>
      <text:p text:style-name="P10"><text:span text:style-name="Source_20_Text">]);</text:span></text:p>
      <text:p text:style-name="P10"/>
      <text:p text:style-name="P10"><text:span text:style-name="Source_20_Text">Kirki::add_field('brainforce_m365', [</text:span></text:p>
      <text:p text:style-name="P10"><text:span text:style-name="Source_20_Text"><text:s text:c="4"/>'type' <text:s text:c="4"/>=&gt; 'slider',</text:span></text:p>
      <text:p text:style-name="P10"><text:span text:style-name="Source_20_Text"><text:s text:c="4"/>'settings' =&gt; 'card_shadow',</text:span></text:p>
      <text:p text:style-name="P10"><text:span text:style-name="Source_20_Text"><text:s text:c="4"/>'label' <text:s text:c="3"/>=&gt; esc_html__('Kortskugga (px)', 'brainforce'),</text:span></text:p>
      <text:p text:style-name="P10"><text:span text:style-name="Source_20_Text"><text:s text:c="4"/>'section' <text:s/>=&gt; 'm365_design',</text:span></text:p>
      <text:p text:style-name="P10"><text:soft-page-break/><text:span text:style-name="Source_20_Text"><text:s text:c="4"/>'default' <text:s/>=&gt; 6,</text:span></text:p>
      <text:p text:style-name="P10"><text:span text:style-name="Source_20_Text"><text:s text:c="4"/>'choices' <text:s/>=&gt; ['min' =&gt; 0, 'max' =&gt; 20, 'step' =&gt; 1],</text:span></text:p>
      <text:p text:style-name="P10"><text:span text:style-name="Source_20_Text"><text:s text:c="4"/>'output' <text:s text:c="2"/>=&gt; [[</text:span></text:p>
      <text:p text:style-name="P10"><text:span text:style-name="Source_20_Text"><text:s text:c="8"/>'element' <text:s/>=&gt; '.card, .woocommerce ul.products li.product',</text:span></text:p>
      <text:p text:style-name="P10"><text:span text:style-name="Source_20_Text"><text:s text:c="8"/>'property' =&gt; 'box-shadow',</text:span></text:p>
      <text:p text:style-name="P10"><text:span text:style-name="Source_20_Text"><text:s text:c="8"/>'value_pattern' =&gt; '0 $_px 14px rgba(0,0,0,0.08)',</text:span></text:p>
      <text:p text:style-name="P10"><text:span text:style-name="Source_20_Text"><text:s text:c="4"/>]],</text:span></text:p>
      <text:p text:style-name="P10"><text:span text:style-name="Source_20_Text">]);</text:span></text:p>
      <text:p text:style-name="P10"/>
      <text:p text:style-name="P10"><text:span text:style-name="Source_20_Text">Kirki::add_field('brainforce_m365', [</text:span></text:p>
      <text:p text:style-name="P10"><text:span text:style-name="Source_20_Text"><text:s text:c="4"/>'type' <text:s text:c="4"/>=&gt; 'color',</text:span></text:p>
      <text:p text:style-name="P10"><text:span text:style-name="Source_20_Text"><text:s text:c="4"/>'settings' =&gt; 'accent_color',</text:span></text:p>
      <text:p text:style-name="P10"><text:span text:style-name="Source_20_Text"><text:s text:c="4"/>'label' <text:s text:c="3"/>=&gt; esc_html__('Accentfärg', 'brainforce'),</text:span></text:p>
      <text:p text:style-name="P10"><text:span text:style-name="Source_20_Text"><text:s text:c="4"/>'section' <text:s/>=&gt; 'm365_design',</text:span></text:p>
      <text:p text:style-name="P10"><text:span text:style-name="Source_20_Text"><text:s text:c="4"/>'default' <text:s/>=&gt; '#0078d4',</text:span></text:p>
      <text:p text:style-name="P10"><text:span text:style-name="Source_20_Text"><text:s text:c="4"/>'output' <text:s text:c="2"/>=&gt; [[</text:span></text:p>
      <text:p text:style-name="P10"><text:span text:style-name="Source_20_Text"><text:s text:c="8"/>'element' <text:s/>=&gt; '.button, .woocommerce a.button',</text:span></text:p>
      <text:p text:style-name="P10"><text:span text:style-name="Source_20_Text"><text:s text:c="8"/>'property' =&gt; 'background-color',</text:span></text:p>
      <text:p text:style-name="P10"><text:span text:style-name="Source_20_Text"><text:s text:c="4"/>]],</text:span></text:p>
      <text:p text:style-name="P11"><text:span text:style-name="Source_20_Text">]);</text:span></text:p>
      <text:p text:style-name="P4"/>
      <text:h text:style-name="P5" text:outline-level="2">💽 5. inc/custom-style.php</text:h>
      <text:p text:style-name="P2">För att injicera live-stil beroende på Kirki-värden:</text:p>
      <text:p text:style-name="P9"><text:span text:style-name="Source_20_Text">add_action('wp_head', function() {</text:span></text:p>
      <text:p text:style-name="P10"><text:span text:style-name="Source_20_Text"><text:s text:c="4"/>$shadow = get_theme_mod('card_shadow', 6);</text:span></text:p>
      <text:p text:style-name="P10"><text:span text:style-name="Source_20_Text"><text:s text:c="4"/>$accent = get_theme_mod('accent_color', '#0078d4');</text:span></text:p>
      <text:p text:style-name="P10"><text:span text:style-name="Source_20_Text"><text:s text:c="4"/>echo "&lt;style&gt;</text:span></text:p>
      <text:p text:style-name="P10"><text:span text:style-name="Source_20_Text"><text:s text:c="8"/>.card, .woocommerce ul.products li.product {</text:span></text:p>
      <text:p text:style-name="P10"><text:span text:style-name="Source_20_Text"><text:s text:c="12"/>box-shadow: 0 {$shadow}px 14px rgba(0,0,0,0.08);</text:span></text:p>
      <text:p text:style-name="P10"><text:span text:style-name="Source_20_Text"><text:s text:c="8"/>}</text:span></text:p>
      <text:p text:style-name="P10"><text:span text:style-name="Source_20_Text"><text:s text:c="8"/>.button, .woocommerce a.button {</text:span></text:p>
      <text:p text:style-name="P10"><text:span text:style-name="Source_20_Text"><text:s text:c="12"/>background-color: {$accent};</text:span></text:p>
      <text:p text:style-name="P10"><text:span text:style-name="Source_20_Text"><text:s text:c="8"/>}</text:span></text:p>
      <text:p text:style-name="P10"><text:span text:style-name="Source_20_Text"><text:s text:c="4"/>&lt;/style&gt;";</text:span></text:p>
      <text:p text:style-name="P11"><text:span text:style-name="Source_20_Text">});</text:span></text:p>
      <text:p text:style-name="P4"/>
      <text:h text:style-name="P5" text:outline-level="2">✅ Resultat</text:h>
      <text:list text:style-name="L10">
        <text:list-item>
          <text:p text:style-name="P22">Butiken ser ut som <text:span text:style-name="Strong_20_Emphasis">Microsoft 365-marknadsplatsen</text:span>: rena vita kort, tydliga färger, 6px elevation.</text:p>
        </text:list-item>
        <text:list-item>
          <text:p text:style-name="P22">Du kan justera allt i WordPress → Anpassa → <text:span text:style-name="Emphasis">M365 Designinställningar</text:span>.</text:p>
        </text:list-item>
        <text:list-item>
          <text:p text:style-name="P22">Du får basen för att senare lägga på <text:span text:style-name="Strong_20_Emphasis">metalliska teman</text:span>, som bara ändrar bakgrund och textur — ingen ombyggnad behövs.</text:p>
        </text:list-item>
      </text:list>
      <text:p text:style-name="P4"/>
      <text:p text:style-name="P2">Vill du att jag i nästa steg lägger till:</text:p>
      <text:list text:style-name="L11">
        <text:list-item>
          <text:p text:style-name="P23">en <text:span text:style-name="Strong_20_Emphasis">hero-sektion</text:span> i toppen (som Microsoft 365 har på startsidan),</text:p>
        </text:list-item>
        <text:list-item>
          <text:p text:style-name="P23">och en <text:span text:style-name="Strong_20_Emphasis">produktkort-grid-layout</text:span> i WooCommerce som passar den här designen?</text:p>
        </text:list-item>
      </text:list>
      <text:h text:style-name="P1" text:outline-level="5" text:is-list-header="true"><text:soft-page-break/>Du sade:</text:h>
      <text:p text:style-name="P2">ja</text:p>
      <text:h text:style-name="P3" text:outline-level="6">Code GPT sade:</text:h>
      <text:p text:style-name="P2">Perfekt 🧠⚙️<text:line-break/>då kör vi <text:span text:style-name="Strong_20_Emphasis">hero-sektionen + ny produktgrid</text:span> i samma <text:span text:style-name="Emphasis">Microsoft 365-stil</text:span> som vi nu lagt som grund för child-temat.<text:line-break/>Det här lyfter din butik till den där “Microsoft Store / 365 Commerce”-känslan – luftig, ren, elegant med 5-6 px skugga.</text:p>
      <text:p text:style-name="P4"/>
      <text:h text:style-name="P5" text:outline-level="2">🧩 1. Hero-sektion (överst på startsidan)</text:h>
      <text:p text:style-name="P2">Skapa filen <text:span text:style-name="Source_20_Text">templates/hero-section.php</text:span> i ditt child-tema:</text:p>
      <text:p text:style-name="P9"><text:span text:style-name="Source_20_Text">&lt;section class="m365-hero"&gt;</text:span></text:p>
      <text:p text:style-name="P10"><text:span text:style-name="Source_20_Text"><text:s text:c="2"/>&lt;div class="hero-inner"&gt;</text:span></text:p>
      <text:p text:style-name="P10"><text:span text:style-name="Source_20_Text"><text:s text:c="4"/>&lt;h1 class="hero-title"&gt;Välkommen till BrainForce Store&lt;/h1&gt;</text:span></text:p>
      <text:p text:style-name="P10"><text:span text:style-name="Source_20_Text"><text:s text:c="4"/>&lt;p class="hero-subtitle"&gt;Utforska AI-drivna lösningar för framtidens företag&lt;/p&gt;</text:span></text:p>
      <text:p text:style-name="P10"><text:span text:style-name="Source_20_Text"><text:s text:c="4"/>&lt;a href="/shop" class="hero-btn button"&gt;Utforska produkter&lt;/a&gt;</text:span></text:p>
      <text:p text:style-name="P10"><text:span text:style-name="Source_20_Text"><text:s text:c="2"/>&lt;/div&gt;</text:span></text:p>
      <text:p text:style-name="P11"><text:span text:style-name="Source_20_Text">&lt;/section&gt;</text:span></text:p>
      <text:h text:style-name="P6" text:outline-level="3">💅 CSS (tillägg i <text:span text:style-name="Source_20_Text">style.css</text:span>)</text:h>
      <text:p text:style-name="P9"><text:span text:style-name="Source_20_Text">.m365-hero {</text:span></text:p>
      <text:p text:style-name="P10"><text:span text:style-name="Source_20_Text"><text:s text:c="2"/>background: linear-gradient(135deg,#f5f6f8 0%,#eef1f5 100%);</text:span></text:p>
      <text:p text:style-name="P10"><text:span text:style-name="Source_20_Text"><text:s text:c="2"/>text-align:center;</text:span></text:p>
      <text:p text:style-name="P10"><text:span text:style-name="Source_20_Text"><text:s text:c="2"/>padding:6rem 2rem 5rem;</text:span></text:p>
      <text:p text:style-name="P10"><text:span text:style-name="Source_20_Text"><text:s text:c="2"/>border-bottom:1px solid #e6e6e6;</text:span></text:p>
      <text:p text:style-name="P10"><text:span text:style-name="Source_20_Text"><text:s text:c="2"/>box-shadow:0 6px 14px rgba(0,0,0,0.05);</text:span></text:p>
      <text:p text:style-name="P10"><text:span text:style-name="Source_20_Text">}</text:span></text:p>
      <text:p text:style-name="P10"><text:span text:style-name="Source_20_Text">.hero-inner {max-width:820px;margin:0 auto;}</text:span></text:p>
      <text:p text:style-name="P10"><text:span text:style-name="Source_20_Text">.hero-title {</text:span></text:p>
      <text:p text:style-name="P10"><text:span text:style-name="Source_20_Text"><text:s text:c="2"/>font-size:2.4rem;</text:span></text:p>
      <text:p text:style-name="P10"><text:span text:style-name="Source_20_Text"><text:s text:c="2"/>font-weight:600;</text:span></text:p>
      <text:p text:style-name="P10"><text:span text:style-name="Source_20_Text"><text:s text:c="2"/>color:#1e1e1e;</text:span></text:p>
      <text:p text:style-name="P10"><text:span text:style-name="Source_20_Text"><text:s text:c="2"/>margin-bottom:1rem;</text:span></text:p>
      <text:p text:style-name="P10"><text:span text:style-name="Source_20_Text">}</text:span></text:p>
      <text:p text:style-name="P10"><text:span text:style-name="Source_20_Text">.hero-subtitle {</text:span></text:p>
      <text:p text:style-name="P10"><text:span text:style-name="Source_20_Text"><text:s text:c="2"/>font-size:1.1rem;</text:span></text:p>
      <text:p text:style-name="P10"><text:span text:style-name="Source_20_Text"><text:s text:c="2"/>color:#555;</text:span></text:p>
      <text:p text:style-name="P10"><text:span text:style-name="Source_20_Text"><text:s text:c="2"/>margin-bottom:2rem;</text:span></text:p>
      <text:p text:style-name="P10"><text:span text:style-name="Source_20_Text">}</text:span></text:p>
      <text:p text:style-name="P10"><text:span text:style-name="Source_20_Text">.hero-btn {</text:span></text:p>
      <text:p text:style-name="P10"><text:span text:style-name="Source_20_Text"><text:s text:c="2"/>background:#0078d4;</text:span></text:p>
      <text:p text:style-name="P10"><text:span text:style-name="Source_20_Text"><text:s text:c="2"/>color:#fff;</text:span></text:p>
      <text:p text:style-name="P10"><text:span text:style-name="Source_20_Text"><text:s text:c="2"/>border-radius:8px;</text:span></text:p>
      <text:p text:style-name="P10"><text:span text:style-name="Source_20_Text"><text:s text:c="2"/>padding:0.8rem 2rem;</text:span></text:p>
      <text:p text:style-name="P10"><text:span text:style-name="Source_20_Text"><text:s text:c="2"/>font-weight:500;</text:span></text:p>
      <text:p text:style-name="P10"><text:span text:style-name="Source_20_Text"><text:s text:c="2"/>box-shadow:0 4px 10px rgba(0,0,0,0.12);</text:span></text:p>
      <text:p text:style-name="P10"><text:span text:style-name="Source_20_Text"><text:s text:c="2"/>transition:all .2s;</text:span></text:p>
      <text:p text:style-name="P10"><text:span text:style-name="Source_20_Text">}</text:span></text:p>
      <text:p text:style-name="P11"><text:span text:style-name="Source_20_Text">.hero-btn:hover {background:#005ea6;transform:translateY(-2px);}</text:span></text:p>
      <text:h text:style-name="P6" text:outline-level="3"><text:soft-page-break/>⚙️ Lägg till i <text:span text:style-name="Source_20_Text">functions.php</text:span></text:h>
      <text:p text:style-name="P9"><text:span text:style-name="Source_20_Text">add_action('homepage','brainforce_add_hero',5);</text:span></text:p>
      <text:p text:style-name="P10"><text:span text:style-name="Source_20_Text">function brainforce_add_hero(){</text:span></text:p>
      <text:p text:style-name="P10"><text:span text:style-name="Source_20_Text"><text:s text:c="2"/>get_template_part('templates/hero-section');</text:span></text:p>
      <text:p text:style-name="P11"><text:span text:style-name="Source_20_Text">}</text:span></text:p>
      <text:p text:style-name="P2">Nu hamnar din hero-sektion överst på startsidan i Shoptimizer-strukturen.</text:p>
      <text:p text:style-name="P4"/>
      <text:h text:style-name="P5" text:outline-level="2">🧩 2. Ny produktgrid (luftig Microsoft-layout)</text:h>
      <text:h text:style-name="P6" text:outline-level="3">PHP-hook i <text:span text:style-name="Source_20_Text">functions.php</text:span></text:h>
      <text:p text:style-name="P9"><text:span text:style-name="Source_20_Text">// Ändra antal kolumner och styling</text:span></text:p>
      <text:p text:style-name="P10"><text:span text:style-name="Source_20_Text">add_filter('loop_shop_columns', function(){return 3;});</text:span></text:p>
      <text:p text:style-name="P10"><text:span text:style-name="Source_20_Text">add_filter('woocommerce_product_get_image','brainforce_wrap_product_image',10,3);</text:span></text:p>
      <text:p text:style-name="P10"><text:span text:style-name="Source_20_Text">function brainforce_wrap_product_image($html,$product,$size){</text:span></text:p>
      <text:p text:style-name="P10"><text:span text:style-name="Source_20_Text"><text:s text:c="2"/>return '&lt;div class="m365-product-card"&gt;'.$html.'&lt;/div&gt;';</text:span></text:p>
      <text:p text:style-name="P11"><text:span text:style-name="Source_20_Text">}</text:span></text:p>
      <text:h text:style-name="P6" text:outline-level="3">💅 CSS för produkter</text:h>
      <text:p text:style-name="P9"><text:span text:style-name="Source_20_Text">.woocommerce ul.products {</text:span></text:p>
      <text:p text:style-name="P10"><text:span text:style-name="Source_20_Text"><text:s text:c="2"/>display:grid;</text:span></text:p>
      <text:p text:style-name="P10"><text:span text:style-name="Source_20_Text"><text:s text:c="2"/>grid-template-columns:repeat(auto-fill,minmax(280px,1fr));</text:span></text:p>
      <text:p text:style-name="P10"><text:span text:style-name="Source_20_Text"><text:s text:c="2"/>gap:2rem;</text:span></text:p>
      <text:p text:style-name="P10"><text:span text:style-name="Source_20_Text"><text:s text:c="2"/>margin-top:3rem;</text:span></text:p>
      <text:p text:style-name="P10"><text:span text:style-name="Source_20_Text">}</text:span></text:p>
      <text:p text:style-name="P10"/>
      <text:p text:style-name="P10"><text:span text:style-name="Source_20_Text">.m365-product-card {</text:span></text:p>
      <text:p text:style-name="P10"><text:span text:style-name="Source_20_Text"><text:s text:c="2"/>background:#fff;</text:span></text:p>
      <text:p text:style-name="P10"><text:span text:style-name="Source_20_Text"><text:s text:c="2"/>border-radius:14px;</text:span></text:p>
      <text:p text:style-name="P10"><text:span text:style-name="Source_20_Text"><text:s text:c="2"/>box-shadow:0 6px 14px rgba(0,0,0,0.08);</text:span></text:p>
      <text:p text:style-name="P10"><text:span text:style-name="Source_20_Text"><text:s text:c="2"/>transition:all .25s;</text:span></text:p>
      <text:p text:style-name="P10"><text:span text:style-name="Source_20_Text"><text:s text:c="2"/>padding:1.5rem;</text:span></text:p>
      <text:p text:style-name="P10"><text:span text:style-name="Source_20_Text">}</text:span></text:p>
      <text:p text:style-name="P10"><text:span text:style-name="Source_20_Text">.m365-product-card:hover {</text:span></text:p>
      <text:p text:style-name="P10"><text:span text:style-name="Source_20_Text"><text:s text:c="2"/>transform:translateY(-3px);</text:span></text:p>
      <text:p text:style-name="P10"><text:span text:style-name="Source_20_Text"><text:s text:c="2"/>box-shadow:0 8px 20px rgba(0,0,0,0.14);</text:span></text:p>
      <text:p text:style-name="P10"><text:span text:style-name="Source_20_Text">}</text:span></text:p>
      <text:p text:style-name="P10"/>
      <text:p text:style-name="P10"><text:span text:style-name="Source_20_Text">.woocommerce ul.products li.product .woocommerce-loop-product__title {</text:span></text:p>
      <text:p text:style-name="P10"><text:span text:style-name="Source_20_Text"><text:s text:c="2"/>font-weight:600;</text:span></text:p>
      <text:p text:style-name="P10"><text:span text:style-name="Source_20_Text"><text:s text:c="2"/>color:#1e1e1e;</text:span></text:p>
      <text:p text:style-name="P10"><text:span text:style-name="Source_20_Text"><text:s text:c="2"/>margin-top:1rem;</text:span></text:p>
      <text:p text:style-name="P10"><text:span text:style-name="Source_20_Text"><text:s text:c="2"/>font-size:1.1rem;</text:span></text:p>
      <text:p text:style-name="P10"><text:span text:style-name="Source_20_Text">}</text:span></text:p>
      <text:p text:style-name="P10"><text:span text:style-name="Source_20_Text">.woocommerce ul.products li.product .price {</text:span></text:p>
      <text:p text:style-name="P10"><text:span text:style-name="Source_20_Text"><text:s text:c="2"/>color:#0078d4;</text:span></text:p>
      <text:p text:style-name="P10"><text:span text:style-name="Source_20_Text"><text:s text:c="2"/>font-weight:500;</text:span></text:p>
      <text:p text:style-name="P11"><text:span text:style-name="Source_20_Text">}</text:span></text:p>
      <text:p text:style-name="P4"/>
      <text:h text:style-name="P5" text:outline-level="2"><text:soft-page-break/>🧠 3. Resultat</text:h>
      <text:p text:style-name="P2">✅ Hero-sektionen med ren gradient, centrering, tydlig CTA<text:line-break/>✅ Produkter i jämn 3-kolumns grid med white cards (5-6 px skugga)<text:line-break/>✅ Microsoft-365-känsla: luftig, fokus på innehåll, subtila skuggor<text:line-break/>✅ Responsiv design – kort flyttar sig snyggt på mobil</text:p>
      <text:p text:style-name="P4"/>
      <text:p text:style-name="P2">När detta är på plats kan vi lägga till:</text:p>
      <text:list text:style-name="L12">
        <text:list-item>
          <text:p text:style-name="P24">✨ <text:span text:style-name="Strong_20_Emphasis">animerad fade-in</text:span> för hero och kort (Framer-Motion-effekt via CSS/JS)</text:p>
        </text:list-item>
        <text:list-item>
          <text:p text:style-name="P24">🪩 <text:span text:style-name="Strong_20_Emphasis">metalliska bakgrunder</text:span> som du aktiverar via Kirki-tema-switch</text:p>
        </text:list-item>
      </text:list>
      <text:p text:style-name="P2">Vill du att jag tar nästa steg och lägger till <text:span text:style-name="Strong_20_Emphasis">fade-in-animationer + light motion-hover</text:span> för hero och kort (utan tunga script)?</text:p>
      <text:h text:style-name="P1" text:outline-level="5">Du sade:</text:h>
      <text:p text:style-name="P2">BARA SÅ VI ÄR SYNKADE, DEET FINNS 3 nivåer på skuggan, där utanförkontent i mitten är level 0, kontent är level 1 o resten är level 2, sidebar woo left sticky, o prduktsidan höger om bild också sticky, samma som aliexpress, o kundvagn längst till höger i fliken</text:p>
      <text:h text:style-name="P3" text:outline-level="6">Code GPT sade:</text:h>
      <text:p text:style-name="P2">Japp 💯 – vi är helt synkade nu.<text:line-break/>Du tänker i <text:span text:style-name="Strong_20_Emphasis">Microsoft 365-layout med “depth layers”</text:span> och “sticky sidepanels”, vilket är precis rätt för att få en premium-e-handelsupplevelse (och väldigt likt AliExpress i funktion men mycket renare i stil).</text:p>
      <text:p text:style-name="P2">Låt mig sammanfatta exakt hur du vill ha det — och sedan ger jag dig <text:span text:style-name="Strong_20_Emphasis">struktur + CSS + hooks</text:span> för att uppnå det i ditt child-tema.</text:p>
      <text:p text:style-name="P4"/>
      <text:h text:style-name="P5" text:outline-level="2">🧱 <text:span text:style-name="Strong_20_Emphasis">Strukturell översikt</text:span></text:h>
      <text:p text:style-name="P2"><text:span text:style-name="Strong_20_Emphasis">Skuggnivåer:</text:span></text:p>
      <table:table table:name="Tabell45" table:style-name="Tabell45">
        <table:table-column table:style-name="Tabell45.A"/>
        <table:table-column table:style-name="Tabell45.B"/>
        <table:table-column table:style-name="Tabell45.C"/>
        <table:table-header-rows>
          <table:table-row>
            <table:table-cell table:style-name="Tabell45.A1" office:value-type="string">
              <text:p text:style-name="P12">Nivå</text:p>
            </table:table-cell>
            <table:table-cell table:style-name="Tabell45.A1" office:value-type="string">
              <text:p text:style-name="P12">Element</text:p>
            </table:table-cell>
            <table:table-cell table:style-name="Tabell45.A1" office:value-type="string">
              <text:p text:style-name="P12">Skugga &amp; Funktion</text:p>
            </table:table-cell>
          </table:table-row>
        </table:table-header-rows>
        <table:table-row>
          <table:table-cell table:style-name="Tabell45.A1" office:value-type="string">
            <text:p text:style-name="P13"><text:span text:style-name="Strong_20_Emphasis">Level 0 – Bas (bakgrund)</text:span></text:p>
          </table:table-cell>
          <table:table-cell table:style-name="Tabell45.A1" office:value-type="string">
            <text:p text:style-name="P13">Utanför allt innehåll</text:p>
          </table:table-cell>
          <table:table-cell table:style-name="Tabell45.A1" office:value-type="string">
            <text:p text:style-name="P13">Ingen eller mycket subtil skugga. 0 px.</text:p>
          </table:table-cell>
        </table:table-row>
        <table:table-row>
          <table:table-cell table:style-name="Tabell45.A1" office:value-type="string">
            <text:p text:style-name="P13"><text:span text:style-name="Strong_20_Emphasis">Level 1 – Content layer</text:span></text:p>
          </table:table-cell>
          <table:table-cell table:style-name="Tabell45.A1" office:value-type="string">
            <text:p text:style-name="P13">Produktgrid, hero, huvudflöde</text:p>
          </table:table-cell>
          <table:table-cell table:style-name="Tabell45.A1" office:value-type="string">
            <text:p text:style-name="P13">5–6 px soft elevation (<text:span text:style-name="Source_20_Text">box-shadow: 0 6px 14px rgba(0,0,0,0.08)</text:span>).</text:p>
          </table:table-cell>
        </table:table-row>
        <table:table-row>
          <table:table-cell table:style-name="Tabell45.A1" office:value-type="string">
            <text:p text:style-name="P13"><text:span text:style-name="Strong_20_Emphasis">Level 2 – Floating layer</text:span></text:p>
          </table:table-cell>
          <table:table-cell table:style-name="Tabell45.A1" office:value-type="string">
            <text:p text:style-name="P13">Sidopaneler (Woo left sticky, product right sticky, kundvagnsflik)</text:p>
          </table:table-cell>
          <table:table-cell table:style-name="Tabell45.A1" office:value-type="string">
            <text:p text:style-name="P13">Starkare skugga: <text:span text:style-name="Source_20_Text">0 8px 24px rgba(0,0,0,0.18)</text:span> + något rundade hörn.</text:p>
          </table:table-cell>
        </table:table-row>
      </table:table>
      <text:p text:style-name="P4"/>
      <text:h text:style-name="P5" text:outline-level="2">🧩 <text:span text:style-name="Strong_20_Emphasis">Layoutmål</text:span></text:h>
      <text:p text:style-name="P9"><text:span text:style-name="Source_20_Text">--------------------------------------------------------</text:span></text:p>
      <text:p text:style-name="P10"><text:span text:style-name="Source_20_Text">| [ Left Sticky Sidebar ] <text:s/>[ Content Layer ] [ Cart Tab ]</text:span></text:p>
      <text:p text:style-name="P10"><text:span text:style-name="Source_20_Text">| <text:s text:c="3"/>(Woo filters etc.) <text:s text:c="4"/>(Products grid) <text:s text:c="2"/>(slide out)</text:span></text:p>
      <text:p text:style-name="P10"><text:soft-page-break/><text:span text:style-name="Source_20_Text">| <text:s text:c="25"/>[ Right Sticky Info ]</text:span></text:p>
      <text:p text:style-name="P11"><text:span text:style-name="Source_20_Text">--------------------------------------------------------</text:span></text:p>
      <text:list text:style-name="L13">
        <text:list-item>
          <text:p text:style-name="P25"><text:span text:style-name="Strong_20_Emphasis">Left sticky (Woo sidebar):</text:span> filtrering, kategorier, alltid synlig.</text:p>
        </text:list-item>
        <text:list-item>
          <text:p text:style-name="P25"><text:span text:style-name="Strong_20_Emphasis">Content:</text:span> produktgrid i mitten, hero överst.</text:p>
        </text:list-item>
        <text:list-item>
          <text:p text:style-name="P25"><text:span text:style-name="Strong_20_Emphasis">Right sticky:</text:span> på produktsidor – specifikt block “Buy now / Details”.</text:p>
        </text:list-item>
        <text:list-item>
          <text:p text:style-name="P25"><text:span text:style-name="Strong_20_Emphasis">Cart tab (right edge):</text:span> fast flik “🛒 Cart ( 3 ) &gt;” som glider ut vid klick.</text:p>
        </text:list-item>
      </text:list>
      <text:p text:style-name="P4"/>
      <text:h text:style-name="P5" text:outline-level="2">🎨 <text:span text:style-name="Strong_20_Emphasis">CSS-struktur (lägg i </text:span><text:span text:style-name="Source_20_Text">style.css</text:span><text:span text:style-name="Strong_20_Emphasis">)</text:span></text:h>
      <text:p text:style-name="P9"><text:span text:style-name="Source_20_Text">/* === Skuggnivåer === */</text:span></text:p>
      <text:p text:style-name="P10"><text:span text:style-name="Source_20_Text">.shadow-0 { box-shadow:none; }</text:span></text:p>
      <text:p text:style-name="P10"><text:span text:style-name="Source_20_Text">.shadow-1 { box-shadow:0 6px 14px rgba(0,0,0,0.08); }</text:span></text:p>
      <text:p text:style-name="P10"><text:span text:style-name="Source_20_Text">.shadow-2 { box-shadow:0 8px 24px rgba(0,0,0,0.18); }</text:span></text:p>
      <text:p text:style-name="P10"/>
      <text:p text:style-name="P10"><text:span text:style-name="Source_20_Text">/* === Layoutgriden === */</text:span></text:p>
      <text:p text:style-name="P10"><text:span text:style-name="Source_20_Text">body.woocommerce {</text:span></text:p>
      <text:p text:style-name="P10"><text:span text:style-name="Source_20_Text"><text:s text:c="2"/>display:grid;</text:span></text:p>
      <text:p text:style-name="P10"><text:span text:style-name="Source_20_Text"><text:s text:c="2"/>grid-template-columns:260px 1fr 80px; /* vänster, content, högerflik */</text:span></text:p>
      <text:p text:style-name="P10"><text:span text:style-name="Source_20_Text"><text:s text:c="2"/>gap:1.5rem;</text:span></text:p>
      <text:p text:style-name="P10"><text:span text:style-name="Source_20_Text"><text:s text:c="2"/>background:#f5f6f8;</text:span></text:p>
      <text:p text:style-name="P10"><text:span text:style-name="Source_20_Text">}</text:span></text:p>
      <text:p text:style-name="P10"/>
      <text:p text:style-name="P10"><text:span text:style-name="Source_20_Text">/* Left sidebar */</text:span></text:p>
      <text:p text:style-name="P10"><text:span text:style-name="Source_20_Text">#secondary {</text:span></text:p>
      <text:p text:style-name="P10"><text:span text:style-name="Source_20_Text"><text:s text:c="2"/>position:sticky;</text:span></text:p>
      <text:p text:style-name="P10"><text:span text:style-name="Source_20_Text"><text:s text:c="2"/>top:6rem;</text:span></text:p>
      <text:p text:style-name="P10"><text:span text:style-name="Source_20_Text"><text:s text:c="2"/>align-self:start;</text:span></text:p>
      <text:p text:style-name="P10"><text:span text:style-name="Source_20_Text"><text:s text:c="2"/>height:max-content;</text:span></text:p>
      <text:p text:style-name="P10"><text:span text:style-name="Source_20_Text"><text:s text:c="2"/>background:#fff;</text:span></text:p>
      <text:p text:style-name="P10"><text:span text:style-name="Source_20_Text"><text:s text:c="2"/>border-radius:12px;</text:span></text:p>
      <text:p text:style-name="P10"><text:span text:style-name="Source_20_Text"><text:s text:c="2"/>padding:1rem;</text:span></text:p>
      <text:p text:style-name="P10"><text:span text:style-name="Source_20_Text">}</text:span></text:p>
      <text:p text:style-name="P10"><text:span text:style-name="Source_20_Text">#secondary.shadow-2 { box-shadow:0 8px 24px rgba(0,0,0,0.18); }</text:span></text:p>
      <text:p text:style-name="P10"/>
      <text:p text:style-name="P10"><text:span text:style-name="Source_20_Text">/* Content area */</text:span></text:p>
      <text:p text:style-name="P10"><text:span text:style-name="Source_20_Text">.site-main {</text:span></text:p>
      <text:p text:style-name="P10"><text:span text:style-name="Source_20_Text"><text:s text:c="2"/>background:#fff;</text:span></text:p>
      <text:p text:style-name="P10"><text:span text:style-name="Source_20_Text"><text:s text:c="2"/>border-radius:14px;</text:span></text:p>
      <text:p text:style-name="P10"><text:span text:style-name="Source_20_Text"><text:s text:c="2"/>padding:2rem;</text:span></text:p>
      <text:p text:style-name="P10"><text:span text:style-name="Source_20_Text">}</text:span></text:p>
      <text:p text:style-name="P10"><text:span text:style-name="Source_20_Text">.site-main.shadow-1 { box-shadow:0 6px 14px rgba(0,0,0,0.08); }</text:span></text:p>
      <text:p text:style-name="P10"/>
      <text:p text:style-name="P10"><text:span text:style-name="Source_20_Text">/* Right sticky panel (produktinfo) */</text:span></text:p>
      <text:p text:style-name="P10"><text:span text:style-name="Source_20_Text">.product-sidebar {</text:span></text:p>
      <text:p text:style-name="P10"><text:span text:style-name="Source_20_Text"><text:s text:c="2"/>position:sticky;</text:span></text:p>
      <text:p text:style-name="P10"><text:span text:style-name="Source_20_Text"><text:s text:c="2"/>top:6rem;</text:span></text:p>
      <text:p text:style-name="P10"><text:span text:style-name="Source_20_Text"><text:s text:c="2"/>background:#fff;</text:span></text:p>
      <text:p text:style-name="P10"><text:span text:style-name="Source_20_Text"><text:s text:c="2"/>border-radius:12px;</text:span></text:p>
      <text:p text:style-name="P10"><text:span text:style-name="Source_20_Text"><text:s text:c="2"/>padding:1rem 1.5rem;</text:span></text:p>
      <text:p text:style-name="P10"><text:span text:style-name="Source_20_Text"><text:s text:c="2"/>box-shadow:0 8px 24px rgba(0,0,0,0.18);</text:span></text:p>
      <text:p text:style-name="P10"><text:span text:style-name="Source_20_Text"><text:s text:c="2"/>width:280px;</text:span></text:p>
      <text:p text:style-name="P10"><text:span text:style-name="Source_20_Text"><text:s text:c="2"/>margin-left:auto;</text:span></text:p>
      <text:p text:style-name="P10"><text:span text:style-name="Source_20_Text">}</text:span></text:p>
      <text:p text:style-name="P10"/>
      <text:p text:style-name="P10"><text:span text:style-name="Source_20_Text">/* Cart tab (always visible at right edge) */</text:span></text:p>
      <text:p text:style-name="P10"><text:span text:style-name="Source_20_Text">.cart-tab {</text:span></text:p>
      <text:p text:style-name="P10"><text:soft-page-break/><text:span text:style-name="Source_20_Text"><text:s text:c="2"/>position:fixed;</text:span></text:p>
      <text:p text:style-name="P10"><text:span text:style-name="Source_20_Text"><text:s text:c="2"/>right:0;</text:span></text:p>
      <text:p text:style-name="P10"><text:span text:style-name="Source_20_Text"><text:s text:c="2"/>top:40%;</text:span></text:p>
      <text:p text:style-name="P10"><text:span text:style-name="Source_20_Text"><text:s text:c="2"/>background:#0078d4;</text:span></text:p>
      <text:p text:style-name="P10"><text:span text:style-name="Source_20_Text"><text:s text:c="2"/>color:#fff;</text:span></text:p>
      <text:p text:style-name="P10"><text:span text:style-name="Source_20_Text"><text:s text:c="2"/>border-radius:12px 0 0 12px;</text:span></text:p>
      <text:p text:style-name="P10"><text:span text:style-name="Source_20_Text"><text:s text:c="2"/>padding:1rem 0.5rem;</text:span></text:p>
      <text:p text:style-name="P10"><text:span text:style-name="Source_20_Text"><text:s text:c="2"/>width:60px;</text:span></text:p>
      <text:p text:style-name="P10"><text:span text:style-name="Source_20_Text"><text:s text:c="2"/>text-align:center;</text:span></text:p>
      <text:p text:style-name="P10"><text:span text:style-name="Source_20_Text"><text:s text:c="2"/>cursor:pointer;</text:span></text:p>
      <text:p text:style-name="P10"><text:span text:style-name="Source_20_Text"><text:s text:c="2"/>box-shadow:0 8px 24px rgba(0,0,0,0.25);</text:span></text:p>
      <text:p text:style-name="P10"><text:span text:style-name="Source_20_Text"><text:s text:c="2"/>transition:all .2s;</text:span></text:p>
      <text:p text:style-name="P10"><text:span text:style-name="Source_20_Text">}</text:span></text:p>
      <text:p text:style-name="P10"><text:span text:style-name="Source_20_Text">.cart-tab:hover {</text:span></text:p>
      <text:p text:style-name="P10"><text:span text:style-name="Source_20_Text"><text:s text:c="2"/>transform:translateX(-4px);</text:span></text:p>
      <text:p text:style-name="P10"><text:span text:style-name="Source_20_Text"><text:s text:c="2"/>background:#005ea6;</text:span></text:p>
      <text:p text:style-name="P11"><text:span text:style-name="Source_20_Text">}</text:span></text:p>
      <text:p text:style-name="P4"/>
      <text:h text:style-name="P5" text:outline-level="2">🧩 <text:span text:style-name="Strong_20_Emphasis">PHP-struktur (lägg i </text:span><text:span text:style-name="Source_20_Text">functions.php</text:span><text:span text:style-name="Strong_20_Emphasis">)</text:span></text:h>
      <text:p text:style-name="P9"><text:span text:style-name="Source_20_Text">// Tilldela skuggnivå-klasser automatiskt</text:span></text:p>
      <text:p text:style-name="P10"><text:span text:style-name="Source_20_Text">add_filter('body_class', function($classes){</text:span></text:p>
      <text:p text:style-name="P10"><text:span text:style-name="Source_20_Text"><text:s text:c="4"/>$classes[] = 'shadow-0';</text:span></text:p>
      <text:p text:style-name="P10"><text:span text:style-name="Source_20_Text"><text:s text:c="4"/>return $classes;</text:span></text:p>
      <text:p text:style-name="P10"><text:span text:style-name="Source_20_Text">});</text:span></text:p>
      <text:p text:style-name="P10"><text:span text:style-name="Source_20_Text">add_action('woocommerce_sidebar', function(){</text:span></text:p>
      <text:p text:style-name="P10"><text:span text:style-name="Source_20_Text"><text:s text:c="4"/>echo '&lt;div id="secondary" class="shadow-2"&gt;';</text:span></text:p>
      <text:p text:style-name="P10"><text:span text:style-name="Source_20_Text"><text:s text:c="4"/>dynamic_sidebar('shop-sidebar');</text:span></text:p>
      <text:p text:style-name="P10"><text:span text:style-name="Source_20_Text"><text:s text:c="4"/>echo '&lt;/div&gt;';</text:span></text:p>
      <text:p text:style-name="P10"><text:span text:style-name="Source_20_Text">}, 5);</text:span></text:p>
      <text:p text:style-name="P10"/>
      <text:p text:style-name="P10"><text:span text:style-name="Source_20_Text">// Höger “Buy now”-panel på produktsida</text:span></text:p>
      <text:p text:style-name="P10"><text:span text:style-name="Source_20_Text">add_action('woocommerce_after_single_product_summary', function(){</text:span></text:p>
      <text:p text:style-name="P10"><text:span text:style-name="Source_20_Text"><text:s text:c="4"/>echo '&lt;aside class="product-sidebar shadow-2"&gt;';</text:span></text:p>
      <text:p text:style-name="P10"><text:span text:style-name="Source_20_Text"><text:s text:c="4"/>echo '&lt;h3&gt;Köp direkt&lt;/h3&gt;';</text:span></text:p>
      <text:p text:style-name="P10"><text:span text:style-name="Source_20_Text"><text:s text:c="4"/>woocommerce_template_single_price();</text:span></text:p>
      <text:p text:style-name="P10"><text:span text:style-name="Source_20_Text"><text:s text:c="4"/>woocommerce_template_single_add_to_cart();</text:span></text:p>
      <text:p text:style-name="P10"><text:span text:style-name="Source_20_Text"><text:s text:c="4"/>echo '&lt;/aside&gt;';</text:span></text:p>
      <text:p text:style-name="P11"><text:span text:style-name="Source_20_Text">}, 15);</text:span></text:p>
      <text:p text:style-name="P4"/>
      <text:h text:style-name="P5" text:outline-level="2">🛒 <text:span text:style-name="Strong_20_Emphasis">Cart-flik</text:span></text:h>
      <text:p text:style-name="P2">Lägg i <text:span text:style-name="Source_20_Text">footer.php</text:span> i child-temat, precis före <text:span text:style-name="Source_20_Text">&lt;/body&gt;</text:span>:</text:p>
      <text:p text:style-name="P9"><text:span text:style-name="Source_20_Text">&lt;div class="cart-tab" onclick="document.querySelector('.cart-panel').classList.toggle('open')"&gt;</text:span></text:p>
      <text:p text:style-name="P10"><text:span text:style-name="Source_20_Text"><text:s text:c="2"/>🛒&lt;br&gt;&lt;span id="cart-count"&gt;(0)&lt;/span&gt;</text:span></text:p>
      <text:p text:style-name="P10"><text:span text:style-name="Source_20_Text">&lt;/div&gt;</text:span></text:p>
      <text:p text:style-name="P10"/>
      <text:p text:style-name="P10"><text:span text:style-name="Source_20_Text">&lt;div class="cart-panel"&gt;</text:span></text:p>
      <text:p text:style-name="P10"><text:span text:style-name="Source_20_Text"><text:s text:c="2"/>&lt;h3&gt;Din kundvagn&lt;/h3&gt;</text:span></text:p>
      <text:p text:style-name="P10"><text:span text:style-name="Source_20_Text"><text:s text:c="2"/>&lt;?php the_widget('WC_Widget_Cart'); ?&gt;</text:span></text:p>
      <text:p text:style-name="P11"><text:span text:style-name="Source_20_Text">&lt;/div&gt;</text:span></text:p>
      <text:p text:style-name="P2">Och CSS:</text:p>
      <text:p text:style-name="P9"><text:soft-page-break/><text:span text:style-name="Source_20_Text">.cart-panel {</text:span></text:p>
      <text:p text:style-name="P10"><text:span text:style-name="Source_20_Text"><text:s text:c="2"/>position:fixed;</text:span></text:p>
      <text:p text:style-name="P10"><text:span text:style-name="Source_20_Text"><text:s text:c="2"/>right:-380px;</text:span></text:p>
      <text:p text:style-name="P10"><text:span text:style-name="Source_20_Text"><text:s text:c="2"/>top:0;</text:span></text:p>
      <text:p text:style-name="P10"><text:span text:style-name="Source_20_Text"><text:s text:c="2"/>width:360px;</text:span></text:p>
      <text:p text:style-name="P10"><text:span text:style-name="Source_20_Text"><text:s text:c="2"/>height:100%;</text:span></text:p>
      <text:p text:style-name="P10"><text:span text:style-name="Source_20_Text"><text:s text:c="2"/>background:#fff;</text:span></text:p>
      <text:p text:style-name="P10"><text:span text:style-name="Source_20_Text"><text:s text:c="2"/>box-shadow:-8px 0 24px rgba(0,0,0,0.18);</text:span></text:p>
      <text:p text:style-name="P10"><text:span text:style-name="Source_20_Text"><text:s text:c="2"/>transition:right .3s ease;</text:span></text:p>
      <text:p text:style-name="P10"><text:span text:style-name="Source_20_Text"><text:s text:c="2"/>padding:1.5rem;</text:span></text:p>
      <text:p text:style-name="P10"><text:span text:style-name="Source_20_Text"><text:s text:c="2"/>z-index:9999;</text:span></text:p>
      <text:p text:style-name="P10"><text:span text:style-name="Source_20_Text">}</text:span></text:p>
      <text:p text:style-name="P11"><text:span text:style-name="Source_20_Text">.cart-panel.open { right:0; }</text:span></text:p>
      <text:p text:style-name="P4"/>
      <text:h text:style-name="P5" text:outline-level="2">✅ <text:span text:style-name="Strong_20_Emphasis">Resultat</text:span></text:h>
      <table:table table:name="Tabell46" table:style-name="Tabell46">
        <table:table-column table:style-name="Tabell46.A"/>
        <table:table-column table:style-name="Tabell46.B"/>
        <table:table-header-rows>
          <table:table-row>
            <table:table-cell table:style-name="Tabell46.A1" office:value-type="string">
              <text:p text:style-name="P12">Del</text:p>
            </table:table-cell>
            <table:table-cell table:style-name="Tabell46.A1" office:value-type="string">
              <text:p text:style-name="P12">Funktion</text:p>
            </table:table-cell>
          </table:table-row>
        </table:table-header-rows>
        <table:table-row>
          <table:table-cell table:style-name="Tabell46.A1" office:value-type="string">
            <text:p text:style-name="P13"><text:span text:style-name="Strong_20_Emphasis">Level 0</text:span></text:p>
          </table:table-cell>
          <table:table-cell table:style-name="Tabell46.A1" office:value-type="string">
            <text:p text:style-name="P13">Bakgrund (#f5f6f8) – ren bas utan skugga</text:p>
          </table:table-cell>
        </table:table-row>
        <table:table-row>
          <table:table-cell table:style-name="Tabell46.A1" office:value-type="string">
            <text:p text:style-name="P13"><text:span text:style-name="Strong_20_Emphasis">Level 1</text:span></text:p>
          </table:table-cell>
          <table:table-cell table:style-name="Tabell46.A1" office:value-type="string">
            <text:p text:style-name="P13">Innehåll (hero, produkter) – 6 px shadow</text:p>
          </table:table-cell>
        </table:table-row>
        <table:table-row>
          <table:table-cell table:style-name="Tabell46.A1" office:value-type="string">
            <text:p text:style-name="P13"><text:span text:style-name="Strong_20_Emphasis">Level 2</text:span></text:p>
          </table:table-cell>
          <table:table-cell table:style-name="Tabell46.A1" office:value-type="string">
            <text:p text:style-name="P13">Sidebars &amp; Cart-flik – 8–24 px shadow, “floating” känsla</text:p>
          </table:table-cell>
        </table:table-row>
        <table:table-row>
          <table:table-cell table:style-name="Tabell46.A1" office:value-type="string">
            <text:p text:style-name="P13"><text:span text:style-name="Strong_20_Emphasis">Sticky</text:span></text:p>
          </table:table-cell>
          <table:table-cell table:style-name="Tabell46.A1" office:value-type="string">
            <text:p text:style-name="P13">Woo-sidebar + produktsidans högra panel följer scroll</text:p>
          </table:table-cell>
        </table:table-row>
        <table:table-row>
          <table:table-cell table:style-name="Tabell46.A1" office:value-type="string">
            <text:p text:style-name="P13"><text:span text:style-name="Strong_20_Emphasis">Cart-flik</text:span></text:p>
          </table:table-cell>
          <table:table-cell table:style-name="Tabell46.A1" office:value-type="string">
            <text:p text:style-name="P13">alltid synlig, klickbar, slide-out panel</text:p>
          </table:table-cell>
        </table:table-row>
      </table:table>
      <text:p text:style-name="P4"/>
      <text:p text:style-name="P2">Vill du att jag gör nästa steg — lägga till <text:span text:style-name="Strong_20_Emphasis">Kirki-fält för skuggnivåer och aktivera/avaktivera sticky-elementen</text:span> direkt i Customizer så du kan slå av/på dessa utan att ändra kod?</text:p>
      <text:h text:style-name="P1" text:outline-level="5">Du sade:</text:h>
      <text:p text:style-name="P2">ja, går det lägga till så man kan justera skuggan från anpassa?</text:p>
      <text:h text:style-name="P3" text:outline-level="6">Code GPT sade:</text:h>
      <text:p text:style-name="P2">Ja 💯 — det går <text:span text:style-name="Emphasis">helt utmärkt</text:span> att lägga till det direkt i <text:span text:style-name="Strong_20_Emphasis">WordPress Customizer</text:span> (via <text:span text:style-name="Strong_20_Emphasis">Kirki</text:span>) så du visuellt kan ställa in alla tre skuggnivåerna live — utan att röra CSS-filen.<text:line-break/>Det är faktiskt exakt så Microsoft själva gör i sina interna designkits:<text:line-break/>du har <text:span text:style-name="Emphasis">Elevation 0, 1, 2</text:span> som justerbara tokens.</text:p>
      <text:p text:style-name="P2">Låt mig visa exakt hur du gör det i ditt <text:span text:style-name="Strong_20_Emphasis">BrainForce M365 Child-tema</text:span> 👇</text:p>
      <text:p text:style-name="P4"/>
      <text:h text:style-name="P5" text:outline-level="2">⚙️ <text:span text:style-name="Strong_20_Emphasis">1. Kirki – ny sektion: “Skuggnivåer”</text:span></text:h>
      <text:p text:style-name="P2">Lägg till följande i <text:span text:style-name="Source_20_Text">inc/kirki-config.php</text:span><text:line-break/>(efter tidigare sektioner du redan har):</text:p>
      <text:p text:style-name="P9"><text:span text:style-name="Source_20_Text">Kirki::add_section('m365_shadow', [</text:span></text:p>
      <text:p text:style-name="P10"><text:span text:style-name="Source_20_Text"><text:s text:c="4"/>'title' <text:s text:c="6"/>=&gt; esc_html__('Skuggnivåer (Elevation)', 'brainforce'),</text:span></text:p>
      <text:p text:style-name="P10"><text:span text:style-name="Source_20_Text"><text:s text:c="4"/>'description' =&gt; esc_html__('Justera djupet på skuggorna för olika UI-lager.', 'brainforce'),</text:span></text:p>
      <text:p text:style-name="P10"><text:span text:style-name="Source_20_Text"><text:s text:c="4"/>'priority' <text:s text:c="3"/>=&gt; 11,</text:span></text:p>
      <text:p text:style-name="P10"><text:span text:style-name="Source_20_Text">]);</text:span></text:p>
      <text:p text:style-name="P10"/>
      <text:p text:style-name="P10"><text:span text:style-name="Source_20_Text">// === Level 0 (bakgrund)</text:span></text:p>
      <text:p text:style-name="P10"><text:soft-page-break/><text:span text:style-name="Source_20_Text">Kirki::add_field('brainforce_m365', [</text:span></text:p>
      <text:p text:style-name="P10"><text:span text:style-name="Source_20_Text"><text:s text:c="4"/>'type' <text:s text:c="7"/>=&gt; 'slider',</text:span></text:p>
      <text:p text:style-name="P10"><text:span text:style-name="Source_20_Text"><text:s text:c="4"/>'settings' <text:s text:c="3"/>=&gt; 'shadow_lvl0',</text:span></text:p>
      <text:p text:style-name="P10"><text:span text:style-name="Source_20_Text"><text:s text:c="4"/>'label' <text:s text:c="6"/>=&gt; esc_html__('Level 0 – Basbakgrund', 'brainforce'),</text:span></text:p>
      <text:p text:style-name="P10"><text:span text:style-name="Source_20_Text"><text:s text:c="4"/>'section' <text:s text:c="4"/>=&gt; 'm365_shadow',</text:span></text:p>
      <text:p text:style-name="P10"><text:span text:style-name="Source_20_Text"><text:s text:c="4"/>'default' <text:s text:c="4"/>=&gt; 0,</text:span></text:p>
      <text:p text:style-name="P10"><text:span text:style-name="Source_20_Text"><text:s text:c="4"/>'choices' <text:s text:c="4"/>=&gt; ['min' =&gt; 0, 'max' =&gt; 10, 'step' =&gt; 1],</text:span></text:p>
      <text:p text:style-name="P10"><text:span text:style-name="Source_20_Text"><text:s text:c="4"/>'output' <text:s text:c="5"/>=&gt; [[</text:span></text:p>
      <text:p text:style-name="P10"><text:span text:style-name="Source_20_Text"><text:s text:c="8"/>'element' <text:s/>=&gt; 'body',</text:span></text:p>
      <text:p text:style-name="P10"><text:span text:style-name="Source_20_Text"><text:s text:c="8"/>'property' =&gt; 'box-shadow',</text:span></text:p>
      <text:p text:style-name="P10"><text:span text:style-name="Source_20_Text"><text:s text:c="8"/>'value_pattern' =&gt; '0 $_px 0 rgba(0,0,0,0.0)',</text:span></text:p>
      <text:p text:style-name="P10"><text:span text:style-name="Source_20_Text"><text:s text:c="4"/>]],</text:span></text:p>
      <text:p text:style-name="P10"><text:span text:style-name="Source_20_Text">]);</text:span></text:p>
      <text:p text:style-name="P10"/>
      <text:p text:style-name="P10"><text:span text:style-name="Source_20_Text">// === Level 1 (Content)</text:span></text:p>
      <text:p text:style-name="P10"><text:span text:style-name="Source_20_Text">Kirki::add_field('brainforce_m365', [</text:span></text:p>
      <text:p text:style-name="P10"><text:span text:style-name="Source_20_Text"><text:s text:c="4"/>'type' <text:s text:c="7"/>=&gt; 'slider',</text:span></text:p>
      <text:p text:style-name="P10"><text:span text:style-name="Source_20_Text"><text:s text:c="4"/>'settings' <text:s text:c="3"/>=&gt; 'shadow_lvl1',</text:span></text:p>
      <text:p text:style-name="P10"><text:span text:style-name="Source_20_Text"><text:s text:c="4"/>'label' <text:s text:c="6"/>=&gt; esc_html__('Level 1 – Innehåll (kort och sektioner)', 'brainforce'),</text:span></text:p>
      <text:p text:style-name="P10"><text:span text:style-name="Source_20_Text"><text:s text:c="4"/>'section' <text:s text:c="4"/>=&gt; 'm365_shadow',</text:span></text:p>
      <text:p text:style-name="P10"><text:span text:style-name="Source_20_Text"><text:s text:c="4"/>'default' <text:s text:c="4"/>=&gt; 6,</text:span></text:p>
      <text:p text:style-name="P10"><text:span text:style-name="Source_20_Text"><text:s text:c="4"/>'choices' <text:s text:c="4"/>=&gt; ['min' =&gt; 0, 'max' =&gt; 20, 'step' =&gt; 1],</text:span></text:p>
      <text:p text:style-name="P10"><text:span text:style-name="Source_20_Text"><text:s text:c="4"/>'output' <text:s text:c="5"/>=&gt; [[</text:span></text:p>
      <text:p text:style-name="P10"><text:span text:style-name="Source_20_Text"><text:s text:c="8"/>'element' <text:s/>=&gt; '.shadow-1, .site-main, .card, .woocommerce ul.products li.product',</text:span></text:p>
      <text:p text:style-name="P10"><text:span text:style-name="Source_20_Text"><text:s text:c="8"/>'property' =&gt; 'box-shadow',</text:span></text:p>
      <text:p text:style-name="P10"><text:span text:style-name="Source_20_Text"><text:s text:c="8"/>'value_pattern' =&gt; '0 $_px 14px rgba(0,0,0,0.08)',</text:span></text:p>
      <text:p text:style-name="P10"><text:span text:style-name="Source_20_Text"><text:s text:c="4"/>]],</text:span></text:p>
      <text:p text:style-name="P10"><text:span text:style-name="Source_20_Text">]);</text:span></text:p>
      <text:p text:style-name="P10"/>
      <text:p text:style-name="P10"><text:span text:style-name="Source_20_Text">// === Level 2 (Flytande paneler)</text:span></text:p>
      <text:p text:style-name="P10"><text:span text:style-name="Source_20_Text">Kirki::add_field('brainforce_m365', [</text:span></text:p>
      <text:p text:style-name="P10"><text:span text:style-name="Source_20_Text"><text:s text:c="4"/>'type' <text:s text:c="7"/>=&gt; 'slider',</text:span></text:p>
      <text:p text:style-name="P10"><text:span text:style-name="Source_20_Text"><text:s text:c="4"/>'settings' <text:s text:c="3"/>=&gt; 'shadow_lvl2',</text:span></text:p>
      <text:p text:style-name="P10"><text:span text:style-name="Source_20_Text"><text:s text:c="4"/>'label' <text:s text:c="6"/>=&gt; esc_html__('Level 2 – Flytande paneler (sidebar, kundvagn)', 'brainforce'),</text:span></text:p>
      <text:p text:style-name="P10"><text:span text:style-name="Source_20_Text"><text:s text:c="4"/>'section' <text:s text:c="4"/>=&gt; 'm365_shadow',</text:span></text:p>
      <text:p text:style-name="P10"><text:span text:style-name="Source_20_Text"><text:s text:c="4"/>'default' <text:s text:c="4"/>=&gt; 12,</text:span></text:p>
      <text:p text:style-name="P10"><text:span text:style-name="Source_20_Text"><text:s text:c="4"/>'choices' <text:s text:c="4"/>=&gt; ['min' =&gt; 0, 'max' =&gt; 30, 'step' =&gt; 1],</text:span></text:p>
      <text:p text:style-name="P10"><text:span text:style-name="Source_20_Text"><text:s text:c="4"/>'output' <text:s text:c="5"/>=&gt; [[</text:span></text:p>
      <text:p text:style-name="P10"><text:span text:style-name="Source_20_Text"><text:s text:c="8"/>'element' <text:s/>=&gt; '.shadow-2, .cart-panel, .product-sidebar, #secondary',</text:span></text:p>
      <text:p text:style-name="P10"><text:span text:style-name="Source_20_Text"><text:s text:c="8"/>'property' =&gt; 'box-shadow',</text:span></text:p>
      <text:p text:style-name="P10"><text:span text:style-name="Source_20_Text"><text:s text:c="8"/>'value_pattern' =&gt; '0 $_px 24px rgba(0,0,0,0.18)',</text:span></text:p>
      <text:p text:style-name="P10"><text:span text:style-name="Source_20_Text"><text:s text:c="4"/>]],</text:span></text:p>
      <text:p text:style-name="P11"><text:span text:style-name="Source_20_Text">]);</text:span></text:p>
      <text:p text:style-name="P4"/>
      <text:h text:style-name="P5" text:outline-level="2">💾 <text:span text:style-name="Strong_20_Emphasis">2. Live-stil vid rendering</text:span></text:h>
      <text:p text:style-name="P2">Du kan också lägga till extra precision i <text:span text:style-name="Source_20_Text">inc/custom-style.php</text:span><text:line-break/>om du vill att det ska gälla även när Kirki-cachen inte laddats:</text:p>
      <text:p text:style-name="P9"><text:span text:style-name="Source_20_Text">add_action('wp_head', function() {</text:span></text:p>
      <text:p text:style-name="P10"><text:span text:style-name="Source_20_Text"><text:s text:c="4"/>$s0 = get_theme_mod('shadow_lvl0', 0);</text:span></text:p>
      <text:p text:style-name="P10"><text:span text:style-name="Source_20_Text"><text:s text:c="4"/>$s1 = get_theme_mod('shadow_lvl1', 6);</text:span></text:p>
      <text:p text:style-name="P10"><text:span text:style-name="Source_20_Text"><text:s text:c="4"/>$s2 = get_theme_mod('shadow_lvl2', 12);</text:span></text:p>
      <text:p text:style-name="P10"><text:span text:style-name="Source_20_Text"><text:s text:c="4"/>echo "&lt;style&gt;</text:span></text:p>
      <text:p text:style-name="P10"><text:span text:style-name="Source_20_Text"><text:s text:c="6"/>body.shadow-0 {box-shadow:0 {$s0}px 0 rgba(0,0,0,0.0);}</text:span></text:p>
      <text:p text:style-name="P10"><text:span text:style-name="Source_20_Text"><text:s text:c="6"/>.shadow-1, .site-main, .card, .woocommerce ul.products li.product {</text:span></text:p>
      <text:p text:style-name="P10"><text:span text:style-name="Source_20_Text"><text:s text:c="10"/>box-shadow:0 {$s1}px 14px rgba(0,0,0,0.08);</text:span></text:p>
      <text:p text:style-name="P10"><text:soft-page-break/><text:span text:style-name="Source_20_Text"><text:s text:c="6"/>}</text:span></text:p>
      <text:p text:style-name="P10"><text:span text:style-name="Source_20_Text"><text:s text:c="6"/>.shadow-2, .cart-panel, .product-sidebar, #secondary {</text:span></text:p>
      <text:p text:style-name="P10"><text:span text:style-name="Source_20_Text"><text:s text:c="10"/>box-shadow:0 {$s2}px 24px rgba(0,0,0,0.18);</text:span></text:p>
      <text:p text:style-name="P10"><text:span text:style-name="Source_20_Text"><text:s text:c="6"/>}</text:span></text:p>
      <text:p text:style-name="P10"><text:span text:style-name="Source_20_Text"><text:s text:c="4"/>&lt;/style&gt;";</text:span></text:p>
      <text:p text:style-name="P11"><text:span text:style-name="Source_20_Text">});</text:span></text:p>
      <text:p text:style-name="P4"/>
      <text:h text:style-name="P5" text:outline-level="2">🎛️ <text:span text:style-name="Strong_20_Emphasis">3. Customizer-panelen (slutresultat)</text:span></text:h>
      <text:p text:style-name="P2">När du går till <text:span text:style-name="Strong_20_Emphasis">Utseende → Anpassa → M365 Designinställningar → Skuggnivåer</text:span>,<text:line-break/>får du tre reglage:</text:p>
      <text:p text:style-name="P9"><text:span text:style-name="Source_20_Text">[Level 0] <text:s/>▓▓▓▓▓ <text:s/>(Bakgrund)</text:span></text:p>
      <text:p text:style-name="P10"><text:span text:style-name="Source_20_Text">[Level 1] <text:s/>▓▓▓▓▓▓▓▓ <text:s/>(Kort, grid)</text:span></text:p>
      <text:p text:style-name="P11"><text:span text:style-name="Source_20_Text">[Level 2] <text:s/>▓▓▓▓▓▓▓▓▓▓▓ <text:s/>(Sidopaneler, kundvagn)</text:span></text:p>
      <text:p text:style-name="P2">Du justerar dem live och ser omedelbart hur kort, paneler och sidokolumner “lyfter” eller blir plattare.</text:p>
      <text:p text:style-name="P4"/>
      <text:h text:style-name="P5" text:outline-level="2">🧠 Extra (valfritt)</text:h>
      <text:p text:style-name="P2">Om du vill ha <text:span text:style-name="Emphasis">preset-profiler</text:span> (“Flat”, “Default”, “Floating”)<text:line-break/>kan jag lägga till en <text:span text:style-name="Strong_20_Emphasis">Kirki radio-switch</text:span> som ändrar alla tre skuggor samtidigt.</text:p>
      <text:p text:style-name="P4"/>
      <text:p text:style-name="P2">Vill du att jag lägger till det – en “Skuggprofil”-väljare i Customizer (t.ex. Flat / Default / Elevated)?</text:p>
      <text:h text:style-name="P1" text:outline-level="5">Du sade:</text:h>
      <text:p text:style-name="P2">ja</text:p>
      <text:h text:style-name="P3" text:outline-level="6">Code GPT sade:</text:h>
      <text:p text:style-name="P2">Perfekt 🔥 — då lägger vi till en <text:span text:style-name="Strong_20_Emphasis">“Skuggprofil”-väljare</text:span> i din <text:span text:style-name="Strong_20_Emphasis">Customizer (Kirki)</text:span>,<text:line-break/>så du med <text:span text:style-name="Emphasis">ett klick</text:span> kan växla mellan tre förinställda skuggstilar:</text:p>
      <text:p text:style-name="P26">🪶 <text:span text:style-name="Strong_20_Emphasis">Flat</text:span> → minimal elevation (nästan ingen skugga)<text:line-break/>💼 <text:span text:style-name="Strong_20_Emphasis">Default</text:span> → normal Microsoft 365-stil (5–6 px)<text:line-break/>🧊 <text:span text:style-name="Strong_20_Emphasis">Elevated</text:span> → mer djup (8–12 px), ger “flytande” känsla för paneler och kort</text:p>
      <text:p text:style-name="P4"/>
      <text:h text:style-name="P5" text:outline-level="2">⚙️ 1. Lägg till i <text:span text:style-name="Source_20_Text">inc/kirki-config.php</text:span></text:h>
      <text:p text:style-name="P2">Placera detta <text:span text:style-name="Strong_20_Emphasis">före</text:span> dina tre separata “Level 0–2”-fält<text:line-break/>så att profilen kan användas som basvärde:</text:p>
      <text:p text:style-name="P9"><text:span text:style-name="Source_20_Text">Kirki::add_field('brainforce_m365', [</text:span></text:p>
      <text:p text:style-name="P10"><text:span text:style-name="Source_20_Text"><text:s text:c="4"/>'type' <text:s text:c="7"/>=&gt; 'radio-buttonset',</text:span></text:p>
      <text:p text:style-name="P10"><text:span text:style-name="Source_20_Text"><text:s text:c="4"/>'settings' <text:s text:c="3"/>=&gt; 'shadow_profile',</text:span></text:p>
      <text:p text:style-name="P10"><text:span text:style-name="Source_20_Text"><text:s text:c="4"/>'label' <text:s text:c="6"/>=&gt; esc_html__('Skuggprofil', 'brainforce'),</text:span></text:p>
      <text:p text:style-name="P10"><text:soft-page-break/><text:span text:style-name="Source_20_Text"><text:s text:c="4"/>'description' =&gt; esc_html__('Välj en färdig profil för skuggnivåer.', 'brainforce'),</text:span></text:p>
      <text:p text:style-name="P10"><text:span text:style-name="Source_20_Text"><text:s text:c="4"/>'section' <text:s text:c="4"/>=&gt; 'm365_shadow',</text:span></text:p>
      <text:p text:style-name="P10"><text:span text:style-name="Source_20_Text"><text:s text:c="4"/>'default' <text:s text:c="4"/>=&gt; 'default',</text:span></text:p>
      <text:p text:style-name="P10"><text:span text:style-name="Source_20_Text"><text:s text:c="4"/>'choices' <text:s text:c="4"/>=&gt; [</text:span></text:p>
      <text:p text:style-name="P10"><text:span text:style-name="Source_20_Text"><text:s text:c="8"/>'flat' <text:s text:c="5"/>=&gt; esc_html__('🪶 Flat'),</text:span></text:p>
      <text:p text:style-name="P10"><text:span text:style-name="Source_20_Text"><text:s text:c="8"/>'default' <text:s text:c="2"/>=&gt; esc_html__('💼 Default'),</text:span></text:p>
      <text:p text:style-name="P10"><text:span text:style-name="Source_20_Text"><text:s text:c="8"/>'elevated' <text:s/>=&gt; esc_html__('🧊 Elevated'),</text:span></text:p>
      <text:p text:style-name="P10"><text:span text:style-name="Source_20_Text"><text:s text:c="4"/>],</text:span></text:p>
      <text:p text:style-name="P11"><text:span text:style-name="Source_20_Text">]);</text:span></text:p>
      <text:p text:style-name="P4"/>
      <text:h text:style-name="P5" text:outline-level="2">⚙️ 2. Applicera profilen dynamiskt</text:h>
      <text:p text:style-name="P2">Lägg till denna logik i <text:span text:style-name="Source_20_Text">inc/custom-style.php</text:span> (eller i en separat helperfil <text:span text:style-name="Source_20_Text">inc/shadow-profile.php</text:span>):</text:p>
      <text:p text:style-name="P9"><text:span text:style-name="Source_20_Text">add_action('wp_head', function() {</text:span></text:p>
      <text:p text:style-name="P10"><text:span text:style-name="Source_20_Text"><text:s text:c="4"/>$profile = get_theme_mod('shadow_profile', 'default');</text:span></text:p>
      <text:p text:style-name="P10"/>
      <text:p text:style-name="P10"><text:span text:style-name="Source_20_Text"><text:s text:c="4"/>// Basvärden för varje profil</text:span></text:p>
      <text:p text:style-name="P10"><text:span text:style-name="Source_20_Text"><text:s text:c="4"/>$values = [</text:span></text:p>
      <text:p text:style-name="P10"><text:span text:style-name="Source_20_Text"><text:s text:c="8"/>'flat' =&gt; ['s0' =&gt; 0, 's1' =&gt; 2, 's2' =&gt; 4],</text:span></text:p>
      <text:p text:style-name="P10"><text:span text:style-name="Source_20_Text"><text:s text:c="8"/>'default' =&gt; ['s0' =&gt; 0, 's1' =&gt; 6, 's2' =&gt; 12],</text:span></text:p>
      <text:p text:style-name="P10"><text:span text:style-name="Source_20_Text"><text:s text:c="8"/>'elevated' =&gt; ['s0' =&gt; 0, 's1' =&gt; 10, 's2' =&gt; 20],</text:span></text:p>
      <text:p text:style-name="P10"><text:span text:style-name="Source_20_Text"><text:s text:c="4"/>];</text:span></text:p>
      <text:p text:style-name="P10"><text:span text:style-name="Source_20_Text"><text:s text:c="4"/>$s = $values[$profile];</text:span></text:p>
      <text:p text:style-name="P10"/>
      <text:p text:style-name="P10"><text:span text:style-name="Source_20_Text"><text:s text:c="4"/>// Överskriv med eventuella manuella justeringar (från sliders)</text:span></text:p>
      <text:p text:style-name="P10"><text:span text:style-name="Source_20_Text"><text:s text:c="4"/>$s0 = get_theme_mod('shadow_lvl0', $s['s0']);</text:span></text:p>
      <text:p text:style-name="P10"><text:span text:style-name="Source_20_Text"><text:s text:c="4"/>$s1 = get_theme_mod('shadow_lvl1', $s['s1']);</text:span></text:p>
      <text:p text:style-name="P10"><text:span text:style-name="Source_20_Text"><text:s text:c="4"/>$s2 = get_theme_mod('shadow_lvl2', $s['s2']);</text:span></text:p>
      <text:p text:style-name="P10"/>
      <text:p text:style-name="P10"><text:span text:style-name="Source_20_Text"><text:s text:c="4"/>echo "&lt;style&gt;</text:span></text:p>
      <text:p text:style-name="P10"><text:span text:style-name="Source_20_Text"><text:s text:c="8"/>body.shadow-0 { box-shadow:0 {$s0}px 0 rgba(0,0,0,0.0); }</text:span></text:p>
      <text:p text:style-name="P10"><text:span text:style-name="Source_20_Text"><text:s text:c="8"/>.shadow-1, .site-main, .card, .woocommerce ul.products li.product {</text:span></text:p>
      <text:p text:style-name="P10"><text:span text:style-name="Source_20_Text"><text:s text:c="12"/>box-shadow:0 {$s1}px 14px rgba(0,0,0,0.08);</text:span></text:p>
      <text:p text:style-name="P10"><text:span text:style-name="Source_20_Text"><text:s text:c="8"/>}</text:span></text:p>
      <text:p text:style-name="P10"><text:span text:style-name="Source_20_Text"><text:s text:c="8"/>.shadow-2, .cart-panel, .product-sidebar, #secondary {</text:span></text:p>
      <text:p text:style-name="P10"><text:span text:style-name="Source_20_Text"><text:s text:c="12"/>box-shadow:0 {$s2}px 24px rgba(0,0,0,0.18);</text:span></text:p>
      <text:p text:style-name="P10"><text:span text:style-name="Source_20_Text"><text:s text:c="8"/>}</text:span></text:p>
      <text:p text:style-name="P10"><text:span text:style-name="Source_20_Text"><text:s text:c="4"/>&lt;/style&gt;";</text:span></text:p>
      <text:p text:style-name="P11"><text:span text:style-name="Source_20_Text">});</text:span></text:p>
      <text:p text:style-name="P4"/>
      <text:h text:style-name="P5" text:outline-level="2">🎛️ 3. Hur det fungerar i praktiken</text:h>
      <text:p text:style-name="P2">När du öppnar <text:span text:style-name="Strong_20_Emphasis">Utseende → Anpassa → M365 Designinställningar → Skuggnivåer</text:span>,<text:line-break/>ser du nu överst en <text:span text:style-name="Strong_20_Emphasis">“Skuggprofil”-väljare</text:span>:</text:p>
      <text:p text:style-name="P27"><text:span text:style-name="Source_20_Text">Skuggprofil: [ 🪶 Flat ] [ 💼 Default ] [ 🧊 Elevated ]</text:span></text:p>
      <text:p text:style-name="P2">När du klickar:</text:p>
      <text:list text:style-name="L14">
        <text:list-item>
          <text:p text:style-name="P28"><text:span text:style-name="Strong_20_Emphasis">Flat</text:span> → allt blir nästan platt (perfekt för minimalistiskt eller “Focus mode”)</text:p>
        </text:list-item>
        <text:list-item>
          <text:p text:style-name="P28"><text:span text:style-name="Strong_20_Emphasis">Default</text:span> → 5–6 px (Microsoft 365 standard)</text:p>
        </text:list-item>
        <text:list-item>
          <text:p text:style-name="P28"><text:soft-page-break/><text:span text:style-name="Strong_20_Emphasis">Elevated</text:span> → 8–12 px (ger mer djup, passar BrainForce Master Edition)</text:p>
        </text:list-item>
      </text:list>
      <text:p text:style-name="P2">Du kan fortfarande justera varje “Level 0–2”-slider manuellt efter valet —<text:line-break/>profilen sätter bara grundvärdena.</text:p>
      <text:p text:style-name="P4"/>
      <text:h text:style-name="P5" text:outline-level="2">🧩 Bonusidé</text:h>
      <text:p text:style-name="P2">Du kan senare koppla detta till <text:span text:style-name="Strong_20_Emphasis">licensnivå</text:span>:</text:p>
      <text:list text:style-name="L15">
        <text:list-item>
          <text:p text:style-name="P29">Lite → Flat</text:p>
        </text:list-item>
        <text:list-item>
          <text:p text:style-name="P29">Pro → Default</text:p>
        </text:list-item>
        <text:list-item>
          <text:p text:style-name="P29">Master → Elevated</text:p>
        </text:list-item>
      </text:list>
      <text:p text:style-name="P2">Vill du att jag nästa gång visar hur man kopplar <text:span text:style-name="Strong_20_Emphasis">skuggprofilen till licensnivån automatiskt</text:span> (så t.ex. Enterprise/Pro får olika UI-djup)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7:30:18.743115200</meta:creation-date>
    <dc:date>2025-10-23T07:30:50.656334400</dc:date>
    <meta:editing-duration>PT32S</meta:editing-duration>
    <meta:editing-cycles>1</meta:editing-cycles>
    <meta:document-statistic meta:table-count="6" meta:image-count="0" meta:object-count="0" meta:page-count="21" meta:paragraph-count="773" meta:word-count="3828" meta:character-count="29662" meta:non-whitespace-character-count="25223"/>
    <meta:generator>LibreOffice/25.8.2.2$Windows_X86_64 LibreOffice_project/d401f2107ccab8f924a8e2df40f573aab7605b6f</meta:generator>
  </office:meta>
</office:document-meta>
</file>